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A0000002E9420EECA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15.064cm" table:align="left"/>
    </style:style>
    <style:style style:name="Table1.A" style:family="table-column">
      <style:table-column-properties style:column-width="3.51cm"/>
    </style:style>
    <style:style style:name="Table1.B" style:family="table-column">
      <style:table-column-properties style:column-width="11.55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Footer">
      <style:text-properties fo:language="en" fo:country="GB"/>
    </style:style>
    <style:style style:name="P3" style:family="paragraph" style:parent-style-name="Footer">
      <style:paragraph-properties fo:text-align="start" style:justify-single-word="false"/>
      <style:text-properties fo:font-size="10pt" fo:language="en" fo:country="GB" style:font-size-asian="10pt" style:font-size-complex="10pt"/>
    </style:style>
    <style:style style:name="P4" style:family="paragraph" style:parent-style-name="Footer">
      <style:paragraph-properties fo:text-align="start" style:justify-single-word="false"/>
      <style:text-properties fo:font-size="10pt" fo:language="da" fo:country="DK" style:font-size-asian="10pt" style:font-size-complex="10pt"/>
    </style:style>
    <style:style style:name="P5" style:family="paragraph" style:parent-style-name="Footer">
      <style:paragraph-properties fo:text-align="start" style:justify-single-word="false"/>
      <style:text-properties fo:font-size="10pt" fo:language="zxx" fo:country="none" style:font-size-asian="10pt" style:language-asian="zxx" style:country-asian="none" style:font-size-complex="10pt" style:language-complex="zxx" style:country-complex="none"/>
    </style:style>
    <style:style style:name="P6" style:family="paragraph" style:parent-style-name="Footer">
      <style:paragraph-properties fo:text-align="start" style:justify-single-word="false"/>
      <style:text-properties fo:language="da" fo:country="DK"/>
    </style:style>
    <style:style style:name="P7" style:family="paragraph" style:parent-style-name="Subtitle">
      <style:text-properties fo:language="en" fo:country="GB"/>
    </style:style>
    <style:style style:name="P8" style:family="paragraph" style:parent-style-name="Standard">
      <style:text-properties fo:language="en" fo:country="GB"/>
    </style:style>
    <style:style style:name="P9" style:family="paragraph" style:parent-style-name="Standard">
      <style:paragraph-properties fo:text-align="start" style:justify-single-word="false"/>
      <style:text-properties fo:language="en" fo:country="GB"/>
    </style:style>
    <style:style style:name="P10" style:family="paragraph" style:parent-style-name="Text_20_body">
      <style:text-properties fo:language="en" fo:country="GB"/>
    </style:style>
    <style:style style:name="P11" style:family="paragraph" style:parent-style-name="Text_20_body">
      <style:paragraph-properties fo:text-align="start" style:justify-single-word="false"/>
      <style:text-properties fo:language="en" fo:country="GB"/>
    </style:style>
    <style:style style:name="P12" style:family="paragraph" style:parent-style-name="Text_20_body">
      <style:text-properties fo:font-weight="bold" officeooo:paragraph-rsid="00226d37" style:font-weight-asian="bold" style:font-weight-complex="bold"/>
    </style:style>
    <style:style style:name="P13" style:family="paragraph" style:parent-style-name="Title">
      <style:text-properties fo:language="en" fo:country="GB"/>
    </style:style>
    <style:style style:name="P14" style:family="paragraph" style:parent-style-name="ForsideKunstSkrift">
      <style:text-properties fo:language="en" fo:country="GB"/>
    </style:style>
    <style:style style:name="P15" style:family="paragraph" style:parent-style-name="Code">
      <style:text-properties fo:font-size="8pt" fo:language="zxx" fo:country="none" style:font-size-asian="8pt" style:language-asian="zxx" style:country-asian="none" style:font-size-complex="8pt" style:language-complex="zxx" style:country-complex="none"/>
    </style:style>
    <style:style style:name="P16" style:family="paragraph" style:parent-style-name="Code">
      <style:text-properties fo:language="zxx" fo:country="none" style:language-asian="zxx" style:country-asian="none" style:language-complex="zxx" style:country-complex="none"/>
    </style:style>
    <style:style style:name="P17" style:family="paragraph" style:parent-style-name="Code">
      <style:text-properties fo:language="en" fo:country="GB" style:language-asian="zxx" style:country-asian="none" style:language-complex="zxx" style:country-complex="none"/>
    </style:style>
    <style:style style:name="P18" style:family="paragraph" style:parent-style-name="Code">
      <style:text-properties officeooo:paragraph-rsid="00225be2"/>
    </style:style>
    <style:style style:name="P19" style:family="paragraph" style:parent-style-name="Code">
      <style:paragraph-properties fo:margin-left="-1.058cm" fo:margin-right="0cm" fo:text-indent="0cm" style:auto-text-indent="false"/>
      <style:text-properties fo:language="zxx" fo:country="none" style:language-asian="zxx" style:country-asian="none" style:language-complex="zxx" style:country-complex="none"/>
    </style:style>
    <style:style style:name="P20" style:family="paragraph" style:parent-style-name="Code">
      <style:paragraph-properties fo:margin-left="-1.058cm" fo:margin-right="0cm" fo:text-indent="0cm" style:auto-text-indent="false"/>
      <style:text-properties fo:language="zxx" fo:country="none" style:text-underline-style="none" style:language-asian="zxx" style:country-asian="none" style:language-complex="zxx" style:country-complex="none"/>
    </style:style>
    <style:style style:name="P21" style:family="paragraph" style:parent-style-name="Code">
      <style:paragraph-properties style:writing-mode="lr-tb"/>
      <style:text-properties fo:language="zxx" fo:country="none" style:language-asian="zxx" style:country-asian="none" style:language-complex="zxx" style:country-complex="none"/>
    </style:style>
    <style:style style:name="P22" style:family="paragraph" style:parent-style-name="Contents_20_1">
      <style:paragraph-properties>
        <style:tab-stops>
          <style:tab-stop style:position="15.074cm" style:type="right" style:leader-style="dotted" style:leader-text="."/>
        </style:tab-stops>
      </style:paragraph-properties>
    </style:style>
    <style:style style:name="P23" style:family="paragraph" style:parent-style-name="Contents_20_2">
      <style:paragraph-properties>
        <style:tab-stops>
          <style:tab-stop style:position="14.58cm" style:type="right" style:leader-style="dotted" style:leader-text="."/>
        </style:tab-stops>
      </style:paragraph-properties>
    </style:style>
    <style:style style:name="P24" style:family="paragraph" style:parent-style-name="Contents_20_3">
      <style:paragraph-properties>
        <style:tab-stops>
          <style:tab-stop style:position="14.086cm" style:type="right" style:leader-style="dotted" style:leader-text="."/>
        </style:tab-stops>
      </style:paragraph-properties>
    </style:style>
    <style:style style:name="P25" style:family="paragraph" style:parent-style-name="Standard" style:master-page-name="Anden_20_side">
      <style:paragraph-properties style:page-number="auto"/>
      <style:text-properties fo:language="en" fo:country="GB"/>
    </style:style>
    <style:style style:name="P26" style:family="paragraph" style:parent-style-name="Text_20_body" style:list-style-name="L1"/>
    <style:style style:name="P27" style:family="paragraph" style:parent-style-name="Text_20_body" style:list-style-name="L2">
      <style:text-properties fo:language="en" fo:country="GB"/>
    </style:style>
    <style:style style:name="P28" style:family="paragraph" style:parent-style-name="Text_20_body">
      <style:text-properties fo:language="en" fo:country="GB" officeooo:rsid="0021b543" officeooo:paragraph-rsid="0021b543"/>
    </style:style>
    <style:style style:name="P29" style:family="paragraph" style:parent-style-name="Text_20_body">
      <style:text-properties officeooo:rsid="0021b543" officeooo:paragraph-rsid="0021b543"/>
    </style:style>
    <style:style style:name="P30" style:family="paragraph" style:parent-style-name="Text_20_body">
      <style:text-properties officeooo:rsid="00225be2" officeooo:paragraph-rsid="00225be2"/>
    </style:style>
    <style:style style:name="P31" style:family="paragraph" style:parent-style-name="Text_20_body">
      <style:text-properties officeooo:paragraph-rsid="002310cf"/>
    </style:style>
    <style:style style:name="P32" style:family="paragraph" style:parent-style-name="Heading_20_1">
      <style:text-properties fo:language="en" fo:country="GB"/>
    </style:style>
    <style:style style:name="P33" style:family="paragraph" style:parent-style-name="Heading_20_1" style:master-page-name="Standard">
      <style:paragraph-properties style:page-number="auto"/>
      <style:text-properties fo:language="en" fo:country="GB"/>
    </style:style>
    <style:style style:name="P34" style:family="paragraph" style:parent-style-name="Heading_20_2">
      <style:text-properties fo:language="en" fo:country="GB"/>
    </style:style>
    <style:style style:name="P35" style:family="paragraph" style:parent-style-name="Heading_20_2">
      <style:paragraph-properties fo:break-before="page"/>
      <style:text-properties fo:language="en" fo:country="GB"/>
    </style:style>
    <style:style style:name="P36" style:family="paragraph" style:parent-style-name="Heading_20_3">
      <style:text-properties fo:language="en" fo:country="GB"/>
    </style:style>
    <style:style style:name="P37" style:family="paragraph" style:parent-style-name="Heading_20_3">
      <style:text-properties fo:language="zxx" fo:country="none" style:language-asian="zxx" style:country-asian="none" style:language-complex="zxx" style:country-complex="none"/>
    </style:style>
    <style:style style:name="P38" style:family="paragraph" style:parent-style-name="Heading_20_3">
      <style:text-properties officeooo:rsid="0021b543" officeooo:paragraph-rsid="0021b543"/>
    </style:style>
    <style:style style:name="P39" style:family="paragraph" style:parent-style-name="Heading_20_4">
      <style:text-properties fo:language="en" fo:country="GB"/>
    </style:style>
    <style:style style:name="P40" style:family="paragraph" style:parent-style-name="Heading_20_4">
      <style:text-properties officeooo:rsid="0021b543" officeooo:paragraph-rsid="0021b543"/>
    </style:style>
    <style:style style:name="P41" style:family="paragraph" style:parent-style-name="Heading_20_4">
      <style:text-properties officeooo:rsid="00225be2" officeooo:paragraph-rsid="00225be2"/>
    </style:style>
    <style:style style:name="P42" style:family="paragraph" style:parent-style-name="ForsideKunstSkrift" style:master-page-name="Standard">
      <style:paragraph-properties style:page-number="auto"/>
      <style:text-properties fo:language="en" fo:country="GB"/>
    </style:style>
    <style:style style:name="P43" style:family="paragraph" style:parent-style-name="Code">
      <style:text-properties fo:language="zxx" fo:country="none" officeooo:paragraph-rsid="002310cf" style:language-asian="zxx" style:country-asian="none" style:language-complex="zxx" style:country-complex="none"/>
    </style:style>
    <style:style style:name="P44" style:family="paragraph" style:parent-style-name="Code">
      <style:text-properties officeooo:paragraph-rsid="002310cf"/>
    </style:style>
    <style:style style:name="P45"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font-size="10pt" style:font-size-asian="10pt" style:font-size-complex="10pt"/>
    </style:style>
    <style:style style:name="T3" style:family="text">
      <style:text-properties fo:color="#d46c0e"/>
    </style:style>
    <style:style style:name="T4" style:family="text">
      <style:text-properties fo:color="#d46c0e" fo:font-size="10pt" style:font-size-asian="10pt" style:font-size-complex="10pt"/>
    </style:style>
    <style:style style:name="T5" style:family="text">
      <style:text-properties fo:font-style="italic"/>
    </style:style>
    <style:style style:name="T6" style:family="text">
      <style:text-properties fo:font-style="italic" style:font-style-asian="italic"/>
    </style:style>
    <style:style style:name="T7" style:family="text">
      <style:text-properties fo:font-weight="bold" style:font-weight-asian="bold" style:font-weight-complex="bold"/>
    </style:style>
    <style:style style:name="T8" style:family="text">
      <style:text-properties fo:color="#0000ff" style:font-name="Courier New1" fo:font-size="10pt"/>
    </style:style>
    <style:style style:name="T9" style:family="text">
      <style:text-properties fo:color="#0000ff" style:font-name="Courier New1" fo:font-size="10pt" fo:language="zxx" fo:country="none" style:language-asian="zxx" style:country-asian="none" style:language-complex="zxx" style:country-complex="none"/>
    </style:style>
    <style:style style:name="T10" style:family="text">
      <style:text-properties fo:color="#008000" style:font-name="Courier New1" fo:font-size="10pt"/>
    </style:style>
    <style:style style:name="T11" style:family="text">
      <style:text-properties fo:color="#008000" style:font-name="Courier New1" fo:font-size="10pt" fo:language="zxx" fo:country="none" style:language-asian="zxx" style:country-asian="none" style:language-complex="zxx" style:country-complex="none"/>
    </style:style>
    <style:style style:name="T12" style:family="text">
      <style:text-properties fo:color="#a31515" style:font-name="Courier New1" fo:font-size="10pt"/>
    </style:style>
    <style:style style:name="T13" style:family="text">
      <style:text-properties fo:color="#a31515" style:font-name="Courier New1" fo:font-size="10pt" fo:language="zxx" fo:country="none" style:language-asian="zxx" style:country-asian="none" style:language-complex="zxx" style:country-complex="none"/>
    </style:style>
    <style:style style:name="T14" style:family="text">
      <style:text-properties fo:color="#ff0000" style:font-name="Courier New1" fo:font-size="10pt"/>
    </style:style>
    <style:style style:name="T15" style:family="text">
      <style:text-properties fo:color="#ff0000" style:font-name="Courier New1" fo:font-size="10pt" fo:language="zxx" fo:country="none" style:language-asian="zxx" style:country-asian="none" style:language-complex="zxx" style:country-complex="none"/>
    </style:style>
    <style:style style:name="T16" style:family="text">
      <style:text-properties style:font-name="Courier New1" fo:font-size="10pt"/>
    </style:style>
    <style:style style:name="T17" style:family="text">
      <style:text-properties fo:font-size="8pt" style:font-size-asian="8pt" style:font-size-complex="8pt"/>
    </style:style>
    <style:style style:name="T18" style:family="text">
      <style:text-properties fo:language="zxx" fo:country="none" style:language-asian="zxx" style:country-asian="none" style:language-complex="zxx" style:country-complex="none"/>
    </style:style>
    <style:style style:name="T19" style:family="text">
      <style:text-properties fo:language="zxx" fo:country="none" fo:font-style="italic" style:language-asian="zxx" style:country-asian="none" style:language-complex="zxx" style:country-complex="none"/>
    </style:style>
    <style:style style:name="T20" style:family="text">
      <style:text-properties style:text-underline-style="none"/>
    </style:style>
    <style:style style:name="T21" style:family="text">
      <style:text-properties officeooo:rsid="0021b543"/>
    </style:style>
    <style:style style:name="T22" style:family="text">
      <style:text-properties officeooo:rsid="00226d37"/>
    </style:style>
    <style:style style:name="T23" style:family="text">
      <style:text-properties fo:font-weight="normal" officeooo:rsid="00226d37" style:font-weight-asian="normal" style:font-weight-complex="normal"/>
    </style:style>
    <style:style style:name="T24" style:family="text">
      <style:text-properties fo:font-weight="normal" officeooo:rsid="002310cf" style:font-weight-asian="normal" style:font-weight-complex="normal"/>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988cm">
          <style:column style:rel-width="32767*" fo:start-indent="0cm" fo:end-indent="0.494cm"/>
          <style:column style:rel-width="32768*" fo:start-indent="0.494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5"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gr6"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106">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
      </text:sequence-decls>
      <text:p text:style-name="P42"/>
      <text:p text:style-name="P14"/>
      <text:p text:style-name="P13"><text:title>CPR Broker</text:title></text:p>
      <text:p text:style-name="P7"><text:subject>Developer manual</text:subject></text:p>
      <text:p text:style-name="P14"/>
      <text:p text:style-name="P14"/>
      <text:p text:style-name="P8"/>
      <text:p text:style-name="P11"><draw:g text:anchor-type="as-char" svg:y="-0.166cm" draw:z-index="0" draw:style-name="gr1"><draw:g draw:style-name="gr2"><draw:path draw:style-name="gr3" draw:text-style-name="P4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4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45" svg:width="0.438cm" svg:height="0.321cm" svg:x="0.505cm" svg:y="0.009cm" svg:viewBox="0 0 439 322" svg:d="m216 63 69 131h-141zm-141 259 37-70h205l38 70h84l-184-322h-73l-182 322z"><text:p/></draw:path><draw:path draw:style-name="gr4" draw:text-style-name="P45" svg:width="0.142cm" svg:height="0.132cm" svg:x="0.648cm" svg:y="0.07cm" svg:viewBox="0 0 143 133" svg:d="m72 1 69 132c0-1 0-1 0-1l1-1h-141l1 1c1 1 0 0 0 1l71-132c0 1 0 1-1 1s0 0 0-1zm-71 132h141 1c0-1 0-1 0-1l-70-132h-1v0l-72 132v1z"><text:p/></draw:path><draw:path draw:style-name="gr4" draw:text-style-name="P4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4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4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45" svg:width="0.332cm" svg:height="0.321cm" svg:x="1.544cm" svg:y="0.009cm" svg:viewBox="0 0 333 322" draw:points="0,322 0,0 329,0 329,55 75,55 75,126 224,126 224,181 75,181 75,262 333,262 333,322"><text:p/></draw:polygon><draw:path draw:style-name="gr4" draw:text-style-name="P4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45" svg:width="0.378cm" svg:height="0.321cm" svg:x="2cm" svg:y="0.009cm" svg:viewBox="0 0 379 322" svg:d="m0 322v-322h51l227 190c7 6 14 12 20 18 6 5 11 11 16 17-1-18-2-31-2-38-1-8-1-14-1-18v-169h68v322h-52l-236-199c-5-5-10-9-15-13-4-5-8-9-11-13 1 10 1 19 2 28 0 9 1 17 1 23v174z"><text:p/></draw:path><draw:path draw:style-name="gr4" draw:text-style-name="P4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45" svg:width="0.37cm" svg:height="0.321cm" svg:x="2.457cm" svg:y="0.009cm" svg:viewBox="0 0 371 322" draw:points="223,57 223,322 148,322 148,57 0,57 0,0 371,0 371,57"><text:p/></draw:polygon><draw:path draw:style-name="gr4" draw:text-style-name="P4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45" svg:width="0.438cm" svg:height="0.321cm" svg:x="2.803cm" svg:y="0.009cm" svg:viewBox="0 0 439 322" svg:d="m216 63 69 131h-141zm-141 259 37-70h205l38 70h84l-184-322h-73l-182 322z"><text:p/></draw:path><draw:path draw:style-name="gr4" draw:text-style-name="P45" svg:width="0.142cm" svg:height="0.132cm" svg:x="2.946cm" svg:y="0.07cm" svg:viewBox="0 0 143 133" svg:d="m72 1 69 132c0-1 0-1 0-1l1-1h-141l1 1c1 1 0 0 0 1l71-132c0 1 0 1 0 1 0 0-1 0-1-1zm-71 132h141 1v-1l-70-132v0h-1l-72 132v1z"><text:p/></draw:path><draw:path draw:style-name="gr4" draw:text-style-name="P4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4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4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4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4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4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4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3">© Copyright <text:date style:data-style-name="N106" text:date-value="2013-05-31T13:42:16.47">2013</text:date></text:p>
      <text:p text:style-name="P25"/>
      <text:table-of-content text:style-name="Sect1" text:protected="true" text:name="Indholdsfortegnelse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text:style-name="Visited_20_Internet_20_Link" style:type="right" style:leader-char="."/>
            <text:index-entry-page-number text:style-name="Internet_20_link"/>
            <text:index-entry-link-end/>
          </text:table-of-content-entry-template>
        </text:table-of-content-source>
        <text:index-body>
          <text:index-title text:style-name="Sect2" text:name="Indholdsfortegnelse1_Head">
            <text:p text:style-name="Contents_20_Heading">Table of Contents</text:p>
          </text:index-title>
          <text:p text:style-name="P22"><text:a xlink:type="simple" xlink:href="#__RefHeading__744_2098529114" text:style-name="Internet_20_link" text:visited-style-name="Internet_20_link">1 Introduction</text:a><text:a xlink:type="simple" xlink:href="#__RefHeading__744_2098529114" text:style-name="Internet_20_link" text:visited-style-name="Internet_20_link"><text:span text:style-name="Visited_20_Internet_20_Link"><text:tab/></text:span></text:a><text:a xlink:type="simple" xlink:href="#__RefHeading__744_2098529114" text:style-name="Internet_20_link" text:visited-style-name="Internet_20_link"><text:span text:style-name="Internet_20_link">3</text:span></text:a></text:p>
          <text:p text:style-name="P22"><text:a xlink:type="simple" xlink:href="#__RefHeading__436_46715803" text:style-name="Internet_20_link" text:visited-style-name="Internet_20_link">2 BUILDING CLIENT APPLICATIONS</text:a><text:a xlink:type="simple" xlink:href="#__RefHeading__436_46715803" text:style-name="Internet_20_link" text:visited-style-name="Internet_20_link"><text:span text:style-name="Visited_20_Internet_20_Link"><text:tab/></text:span></text:a><text:a xlink:type="simple" xlink:href="#__RefHeading__436_46715803" text:style-name="Internet_20_link" text:visited-style-name="Internet_20_link"><text:span text:style-name="Internet_20_link">4</text:span></text:a></text:p>
          <text:p text:style-name="P23"><text:a xlink:type="simple" xlink:href="#__RefHeading__896_1985259191" text:style-name="Internet_20_link" text:visited-style-name="Internet_20_link">2.1 Concepts and facts</text:a><text:a xlink:type="simple" xlink:href="#__RefHeading__896_1985259191" text:style-name="Internet_20_link" text:visited-style-name="Internet_20_link"><text:span text:style-name="Visited_20_Internet_20_Link"><text:tab/></text:span></text:a><text:a xlink:type="simple" xlink:href="#__RefHeading__896_1985259191" text:style-name="Internet_20_link" text:visited-style-name="Internet_20_link"><text:span text:style-name="Internet_20_link">4</text:span></text:a></text:p>
          <text:p text:style-name="P23"><text:a xlink:type="simple" xlink:href="#__RefHeading__898_1985259191" text:style-name="Internet_20_link" text:visited-style-name="Internet_20_link">2.2 First steps</text:a><text:a xlink:type="simple" xlink:href="#__RefHeading__898_1985259191" text:style-name="Internet_20_link" text:visited-style-name="Internet_20_link"><text:span text:style-name="Visited_20_Internet_20_Link"><text:tab/></text:span></text:a><text:a xlink:type="simple" xlink:href="#__RefHeading__898_1985259191" text:style-name="Internet_20_link" text:visited-style-name="Internet_20_link"><text:span text:style-name="Internet_20_link">4</text:span></text:a></text:p>
          <text:p text:style-name="P24"><text:a xlink:type="simple" xlink:href="#__RefHeading__900_1985259191" text:style-name="Internet_20_link" text:visited-style-name="Internet_20_link">2.2.1 Add references</text:a><text:a xlink:type="simple" xlink:href="#__RefHeading__900_1985259191" text:style-name="Internet_20_link" text:visited-style-name="Internet_20_link"><text:span text:style-name="Visited_20_Internet_20_Link"><text:tab/></text:span></text:a><text:a xlink:type="simple" xlink:href="#__RefHeading__900_1985259191" text:style-name="Internet_20_link" text:visited-style-name="Internet_20_link"><text:span text:style-name="Internet_20_link">4</text:span></text:a></text:p>
          <text:p text:style-name="P24"><text:a xlink:type="simple" xlink:href="#__RefHeading__902_1985259191" text:style-name="Internet_20_link" text:visited-style-name="Internet_20_link">2.2.2 Request and approve application token</text:a><text:a xlink:type="simple" xlink:href="#__RefHeading__902_1985259191" text:style-name="Internet_20_link" text:visited-style-name="Internet_20_link"><text:span text:style-name="Visited_20_Internet_20_Link"><text:tab/></text:span></text:a><text:a xlink:type="simple" xlink:href="#__RefHeading__902_1985259191" text:style-name="Internet_20_link" text:visited-style-name="Internet_20_link"><text:span text:style-name="Internet_20_link">4</text:span></text:a></text:p>
          <text:p text:style-name="P24"><text:a xlink:type="simple" xlink:href="#__RefHeading__915_1283594098" text:style-name="Internet_20_link" text:visited-style-name="Internet_20_link">2.2.3 Passing credentials</text:a><text:a xlink:type="simple" xlink:href="#__RefHeading__915_1283594098" text:style-name="Internet_20_link" text:visited-style-name="Internet_20_link"><text:span text:style-name="Visited_20_Internet_20_Link"><text:tab/></text:span></text:a><text:a xlink:type="simple" xlink:href="#__RefHeading__915_1283594098" text:style-name="Internet_20_link" text:visited-style-name="Internet_20_link"><text:span text:style-name="Internet_20_link">5</text:span></text:a></text:p>
          <text:p text:style-name="P23"><text:a xlink:type="simple" xlink:href="#__RefHeading__906_1985259191" text:style-name="Internet_20_link" text:visited-style-name="Internet_20_link">2.3 Reading person data</text:a><text:a xlink:type="simple" xlink:href="#__RefHeading__906_1985259191" text:style-name="Internet_20_link" text:visited-style-name="Internet_20_link"><text:span text:style-name="Visited_20_Internet_20_Link"><text:tab/></text:span></text:a><text:a xlink:type="simple" xlink:href="#__RefHeading__906_1985259191" text:style-name="Internet_20_link" text:visited-style-name="Internet_20_link"><text:span text:style-name="Internet_20_link">5</text:span></text:a></text:p>
          <text:p text:style-name="P24"><text:a xlink:type="simple" xlink:href="#__RefHeading__2698_912461218" text:style-name="Internet_20_link" text:visited-style-name="Internet_20_link">2.3.1 Data source selection</text:a><text:a xlink:type="simple" xlink:href="#__RefHeading__2698_912461218" text:style-name="Internet_20_link" text:visited-style-name="Internet_20_link"><text:span text:style-name="Visited_20_Internet_20_Link"><text:tab/></text:span></text:a><text:a xlink:type="simple" xlink:href="#__RefHeading__2698_912461218" text:style-name="Internet_20_link" text:visited-style-name="Internet_20_link"><text:span text:style-name="Internet_20_link">5</text:span></text:a></text:p>
          <text:p text:style-name="P24"><text:a xlink:type="simple" xlink:href="#__RefHeading__908_1985259191" text:style-name="Internet_20_link" text:visited-style-name="Internet_20_link">2.3.2 GetUuid &amp; Read</text:a><text:a xlink:type="simple" xlink:href="#__RefHeading__908_1985259191" text:style-name="Internet_20_link" text:visited-style-name="Internet_20_link"><text:span text:style-name="Visited_20_Internet_20_Link"><text:tab/></text:span></text:a><text:a xlink:type="simple" xlink:href="#__RefHeading__908_1985259191" text:style-name="Internet_20_link" text:visited-style-name="Internet_20_link"><text:span text:style-name="Internet_20_link">6</text:span></text:a></text:p>
          <text:p text:style-name="P24"><text:a xlink:type="simple" xlink:href="#__RefHeading__910_1985259191" text:style-name="Internet_20_link" text:visited-style-name="Internet_20_link">2.3.3 RefreshRead</text:a><text:a xlink:type="simple" xlink:href="#__RefHeading__910_1985259191" text:style-name="Internet_20_link" text:visited-style-name="Internet_20_link"><text:span text:style-name="Visited_20_Internet_20_Link"><text:tab/></text:span></text:a><text:a xlink:type="simple" xlink:href="#__RefHeading__910_1985259191" text:style-name="Internet_20_link" text:visited-style-name="Internet_20_link"><text:span text:style-name="Internet_20_link">6</text:span></text:a></text:p>
          <text:p text:style-name="P24"><text:a xlink:type="simple" xlink:href="#__RefHeading__912_1985259191" text:style-name="Internet_20_link" text:visited-style-name="Internet_20_link">2.3.4 Calling List</text:a><text:a xlink:type="simple" xlink:href="#__RefHeading__912_1985259191" text:style-name="Internet_20_link" text:visited-style-name="Internet_20_link"><text:span text:style-name="Visited_20_Internet_20_Link"><text:tab/></text:span></text:a><text:a xlink:type="simple" xlink:href="#__RefHeading__912_1985259191" text:style-name="Internet_20_link" text:visited-style-name="Internet_20_link"><text:span text:style-name="Internet_20_link">6</text:span></text:a></text:p>
          <text:p text:style-name="P24"><text:a xlink:type="simple" xlink:href="#__RefHeading__843_1715575142" text:style-name="Internet_20_link" text:visited-style-name="Internet_20_link">2.3.5 Searching for people</text:a><text:a xlink:type="simple" xlink:href="#__RefHeading__843_1715575142" text:style-name="Internet_20_link" text:visited-style-name="Internet_20_link"><text:span text:style-name="Visited_20_Internet_20_Link"><text:tab/></text:span></text:a><text:a xlink:type="simple" xlink:href="#__RefHeading__843_1715575142" text:style-name="Internet_20_link" text:visited-style-name="Internet_20_link"><text:span text:style-name="Internet_20_link">6</text:span></text:a></text:p>
          <text:p text:style-name="P23"><text:a xlink:type="simple" xlink:href="#__RefHeading__914_1985259191" text:style-name="Internet_20_link" text:visited-style-name="Internet_20_link">2.4 Subscribing to events</text:a><text:a xlink:type="simple" xlink:href="#__RefHeading__914_1985259191" text:style-name="Internet_20_link" text:visited-style-name="Internet_20_link"><text:span text:style-name="Visited_20_Internet_20_Link"><text:tab/></text:span></text:a><text:a xlink:type="simple" xlink:href="#__RefHeading__914_1985259191" text:style-name="Internet_20_link" text:visited-style-name="Internet_20_link"><text:span text:style-name="Internet_20_link">8</text:span></text:a></text:p>
          <text:p text:style-name="P24"><text:a xlink:type="simple" xlink:href="#__RefHeading__942_1985259191" text:style-name="Internet_20_link" text:visited-style-name="Internet_20_link">2.4.1 Creating subscriptions</text:a><text:a xlink:type="simple" xlink:href="#__RefHeading__942_1985259191" text:style-name="Internet_20_link" text:visited-style-name="Internet_20_link"><text:span text:style-name="Visited_20_Internet_20_Link"><text:tab/></text:span></text:a><text:a xlink:type="simple" xlink:href="#__RefHeading__942_1985259191" text:style-name="Internet_20_link" text:visited-style-name="Internet_20_link"><text:span text:style-name="Internet_20_link">8</text:span></text:a></text:p>
          <text:p text:style-name="P24"><text:a xlink:type="simple" xlink:href="#__RefHeading__916_1985259191" text:style-name="Internet_20_link" text:visited-style-name="Internet_20_link">2.4.2 Web service channel</text:a><text:a xlink:type="simple" xlink:href="#__RefHeading__916_1985259191" text:style-name="Internet_20_link" text:visited-style-name="Internet_20_link"><text:span text:style-name="Visited_20_Internet_20_Link"><text:tab/></text:span></text:a><text:a xlink:type="simple" xlink:href="#__RefHeading__916_1985259191" text:style-name="Internet_20_link" text:visited-style-name="Internet_20_link"><text:span text:style-name="Internet_20_link">8</text:span></text:a></text:p>
          <text:p text:style-name="P24"><text:a xlink:type="simple" xlink:href="#__RefHeading__918_1985259191" text:style-name="Internet_20_link" text:visited-style-name="Internet_20_link">2.4.3 Removing subscriptions</text:a><text:a xlink:type="simple" xlink:href="#__RefHeading__918_1985259191" text:style-name="Internet_20_link" text:visited-style-name="Internet_20_link"><text:span text:style-name="Visited_20_Internet_20_Link"><text:tab/></text:span></text:a><text:a xlink:type="simple" xlink:href="#__RefHeading__918_1985259191" text:style-name="Internet_20_link" text:visited-style-name="Internet_20_link"><text:span text:style-name="Internet_20_link">8</text:span></text:a></text:p>
          <text:p text:style-name="P22"><text:a xlink:type="simple" xlink:href="#__RefHeading__438_46715803" text:style-name="Internet_20_link" text:visited-style-name="Internet_20_link">3 IMPLEMENTING NEW DATA SOURCES</text:a><text:a xlink:type="simple" xlink:href="#__RefHeading__438_46715803" text:style-name="Internet_20_link" text:visited-style-name="Internet_20_link"><text:span text:style-name="Visited_20_Internet_20_Link"><text:tab/></text:span></text:a><text:a xlink:type="simple" xlink:href="#__RefHeading__438_46715803" text:style-name="Internet_20_link" text:visited-style-name="Internet_20_link"><text:span text:style-name="Internet_20_link">9</text:span></text:a></text:p>
          <text:p text:style-name="P23"><text:a xlink:type="simple" xlink:href="#__RefHeading__920_1985259191" text:style-name="Internet_20_link" text:visited-style-name="Internet_20_link">3.1 Data provider class</text:a><text:a xlink:type="simple" xlink:href="#__RefHeading__920_1985259191" text:style-name="Internet_20_link" text:visited-style-name="Internet_20_link"><text:span text:style-name="Visited_20_Internet_20_Link"><text:tab/></text:span></text:a><text:a xlink:type="simple" xlink:href="#__RefHeading__920_1985259191" text:style-name="Internet_20_link" text:visited-style-name="Internet_20_link"><text:span text:style-name="Internet_20_link">9</text:span></text:a></text:p>
          <text:p text:style-name="P23"><text:a xlink:type="simple" xlink:href="#__RefHeading__922_1985259191" text:style-name="Internet_20_link" text:visited-style-name="Internet_20_link">3.2 Register the provider type</text:a><text:a xlink:type="simple" xlink:href="#__RefHeading__922_1985259191" text:style-name="Internet_20_link" text:visited-style-name="Internet_20_link"><text:span text:style-name="Visited_20_Internet_20_Link"><text:tab/></text:span></text:a><text:a xlink:type="simple" xlink:href="#__RefHeading__922_1985259191" text:style-name="Internet_20_link" text:visited-style-name="Internet_20_link"><text:span text:style-name="Internet_20_link">9</text:span></text:a></text:p>
          <text:p text:style-name="P23"><text:a xlink:type="simple" xlink:href="#__RefHeading__924_1985259191" text:style-name="Internet_20_link" text:visited-style-name="Internet_20_link">3.3 Add data provider instance</text:a><text:a xlink:type="simple" xlink:href="#__RefHeading__924_1985259191" text:style-name="Internet_20_link" text:visited-style-name="Internet_20_link"><text:span text:style-name="Visited_20_Internet_20_Link"><text:tab/></text:span></text:a><text:a xlink:type="simple" xlink:href="#__RefHeading__924_1985259191" text:style-name="Internet_20_link" text:visited-style-name="Internet_20_link"><text:span text:style-name="Internet_20_link">10</text:span></text:a></text:p>
          <text:p text:style-name="P22"><text:a xlink:type="simple" xlink:href="#__RefHeading__450_46715803" text:style-name="Internet_20_link" text:visited-style-name="Internet_20_link">4 Setting up logging</text:a><text:a xlink:type="simple" xlink:href="#__RefHeading__450_46715803" text:style-name="Internet_20_link" text:visited-style-name="Internet_20_link"><text:span text:style-name="Visited_20_Internet_20_Link"><text:tab/></text:span></text:a><text:a xlink:type="simple" xlink:href="#__RefHeading__450_46715803" text:style-name="Internet_20_link" text:visited-style-name="Internet_20_link"><text:span text:style-name="Internet_20_link">11</text:span></text:a></text:p>
        </text:index-body>
      </text:table-of-content>
      <text:p text:style-name="P8"/>
      <text:h text:style-name="P33" text:outline-level="1"><text:bookmark-start text:name="__RefHeading__744_2098529114"/>Introduction<text:bookmark-end text:name="__RefHeading__744_2098529114"/></text:h>
      <text:p text:style-name="Text_20_body">This document will describe how to build applications based on CPR Broker. This will include client applications and also how to extend the broker to include other data sources.</text:p>
      <text:p text:style-name="Text_20_body">This document is organized as a how to guide. The code will assume using Visual Studio .NET, but the concepts can be generalized to use other tools or platforms for building client applications.</text:p>
      <text:h text:style-name="P32" text:outline-level="1"><text:bookmark-start text:name="__RefHeading__436_46715803"/>BUILDING CLIENT APPLICATIONS<text:bookmark-end text:name="__RefHeading__436_46715803"/></text:h>
      <text:h text:style-name="P34" text:outline-level="2"><text:bookmark-start text:name="__RefHeading__896_1985259191"/>Concepts and facts<text:bookmark-end text:name="__RefHeading__896_1985259191"/></text:h>
      <text:list xml:id="list367844702852324983" text:style-name="L1">
        <text:list-item>
          <text:p text:style-name="P26">Communication with the broker is done through SOAP 1.2 web services</text:p>
        </text:list-item>
        <text:list-item>
          <text:p text:style-name="P26">To be able to use the system, you need a valid application token</text:p>
        </text:list-item>
        <text:list-item>
          <text:p text:style-name="P26">All responses contain an object of <text:span text:style-name="T18">StandardReturType</text:span> that includes a status code and text.</text:p>
        </text:list-item>
      </text:list>
      <text:h text:style-name="P34" text:outline-level="2"><text:bookmark-start text:name="__RefHeading__898_1985259191"/>First steps<text:bookmark-end text:name="__RefHeading__898_1985259191"/></text:h>
      <text:h text:style-name="P36" text:outline-level="3"><text:bookmark-start text:name="__RefHeading__900_1985259191"/>Add references<text:bookmark-end text:name="__RefHeading__900_1985259191"/></text:h>
      <text:p text:style-name="Text_20_body">You need to add web references / service references that point to the broker web services.</text:p>
      <text:p text:style-name="Text_20_body">The following table describes the needed references</text:p>
      <text:h text:style-name="P36" text:outline-level="3"><text:bookmark-start text:name="__RefHeading__902_1985259191"/>Request and approve application token<text:bookmark-end text:name="__RefHeading__902_1985259191"/></text:h>
      <text:p text:style-name="P10">In order to call CPR Broker web services, you must use an approved application token. An application token is simply a string that identifies the client application that is calling CPR broker. <text:s/>You can do that using the user interface or through web service SOAP calls. This section describes the latter method. For details on how to do it through the user interface, please refer to CPR Broker installation guide.</text:p>
      <text:p text:style-name="P10">For all web service calls to CPR broker, you need to fill the application token and the user token.</text:p>
      <text:p text:style-name="P10">Example:</text:p>
      <text:p text:style-name="P17">PartService.ApplicationHeaderValue = new Admin.ApplicationHeader() { ApplicationToken = “[token of approved application]”, UserToken = “[Any string]” };</text:p>
      <text:h text:style-name="P39" text:outline-level="4">Request application token</text:h>
      <text:p text:style-name="P16">string newAppName = ”[Application name]”;</text:p>
      <text:p text:style-name="P16">var newApplicationResult = AdminService.RequestAppRegistration(newAppName);</text:p>
      <text:p text:style-name="P16">var newApplication = newApplicationResult.Item;</text:p>
      <text:h text:style-name="Heading_20_4" text:outline-level="4"><text:bookmark-start text:name="__RefHeading__904_1985259191"/>Approve application token<text:bookmark-end text:name="__RefHeading__904_1985259191"/></text:h>
      <text:p text:style-name="P16">AdminService.ApplicationHeaderValue = new Admin.ApplicationHeader() { ApplicationToken = “07059250-E448-4040-B695-9C03F9E59E38”, UserToken = “[Any string]” };</text:p>
      <text:p text:style-name="P16">var result = AdminService.ApproveAppRegistration(TestData.AppToken);</text:p>
      <text:p text:style-name="P16"><text:soft-page-break/>AdminService.ApplicationHeaderValue.ApplicationToken = newApplication.Token;</text:p>
      <text:p text:style-name="Text_20_body">Now you should store the application token somewhere and use it from now on.</text:p>
      <text:p text:style-name="P16">PartService.ApplicationHeaderValue = new Part.ApplicationHeader() { ApplicationToken = myApplicationToken, UserToken = “[Any string]” };</text:p>
      <text:p text:style-name="P16">SubscriptionsService.ApplicationHeaderValue = new Subscriptions.ApplicationHeader() { ApplicationToken = myApplicationToken, UserToken = “[Any string]” };</text:p>
      <text:h text:style-name="Heading_20_3" text:outline-level="3"><text:bookmark-start text:name="__RefHeading__915_1283594098"/>Passing credentials<text:bookmark-end text:name="__RefHeading__915_1283594098"/></text:h>
      <text:p text:style-name="Text_20_body">If the CPR broker administrator has decided to use Windows authentication instead of Anonymous authentication, you would probably also need to pass your current credentials to the service. You will need something like this:</text:p>
      <text:p text:style-name="Code">PartService.Credentials = System.Net.CredentialCache.DefaultCredentials;</text:p>
      <text:h text:style-name="P34" text:outline-level="2"><text:bookmark-start text:name="__RefHeading__906_1985259191"/>Reading person data<text:bookmark-end text:name="__RefHeading__906_1985259191"/></text:h>
      <text:h text:style-name="P36" text:outline-level="3"><text:bookmark-start text:name="__RefHeading__2698_912461218"/>Data source selection<text:bookmark-end text:name="__RefHeading__2698_912461218"/></text:h>
      <text:p text:style-name="P8">Some of the methods allow the calling client to select how to (not)use local data in CPR Broker. This is achieved through a SOAP header called 'sourceUsageOrderHeader'. This header contains a single element (SourceUsageOrder) that can take values as the following table:</text:p>
      <table:table table:name="Table1" table:style-name="Table1">
        <table:table-column table:style-name="Table1.A"/>
        <table:table-column table:style-name="Table1.B"/>
        <table:table-row>
          <table:table-cell table:style-name="Table1.A1" office:value-type="string">
            <text:p text:style-name="Table_20_Heading">Value</text:p>
          </table:table-cell>
          <table:table-cell table:style-name="Table1.B1" office:value-type="string">
            <text:p text:style-name="Table_20_Heading">Behaviour</text:p>
          </table:table-cell>
        </table:table-row>
        <table:table-row>
          <table:table-cell table:style-name="Table1.A2" office:value-type="string">
            <text:p text:style-name="Table_20_Contents">LocalThenExternal</text:p>
          </table:table-cell>
          <table:table-cell table:style-name="Table1.B2" office:value-type="string">
            <text:p text:style-name="Table_20_Contents">CPR broker first looks for data in its local database. If data is not found, it will start looking in external data providers.<text:line-break/>This is the default.</text:p>
          </table:table-cell>
        </table:table-row>
        <table:table-row>
          <table:table-cell table:style-name="Table1.A2" office:value-type="string">
            <text:p text:style-name="Table_20_Contents">LocalOnly</text:p>
          </table:table-cell>
          <table:table-cell table:style-name="Table1.B2" office:value-type="string">
            <text:p text:style-name="Table_20_Contents">Data is looked up only in local database. No attempts are made in external providers even if data is not found locally.</text:p>
          </table:table-cell>
        </table:table-row>
        <table:table-row>
          <table:table-cell table:style-name="Table1.A2" office:value-type="string">
            <text:p text:style-name="Table_20_Contents">ExternalOnly</text:p>
          </table:table-cell>
          <table:table-cell table:style-name="Table1.B2" office:value-type="string">
            <text:p text:style-name="Table_20_Contents">Local database is ignored and the broker goes directly to external providers.</text:p>
          </table:table-cell>
        </table:table-row>
      </table:table>
      <text:h text:style-name="P39" text:outline-level="4">Notes</text:h>
      <text:list xml:id="list5950837196825223141" text:style-name="L2">
        <text:list-item>
          <text:p text:style-name="P27">Usage of this parameter is limited to Read() and List() operations.</text:p>
        </text:list-item>
        <text:list-item>
          <text:p text:style-name="P27">If an external provider is used to get the result (in case of ExternalOnly or LocalThenExternal), the local database is updated with new data (if needed).</text:p>
        </text:list-item>
      </text:list>
      <text:h text:style-name="P36" text:outline-level="3"><text:bookmark-start text:name="__RefHeading__908_1985259191"/><text:span text:style-name="T18">GetUuid</text:span> &amp; Read<text:bookmark-end text:name="__RefHeading__908_1985259191"/></text:h>
      <text:p text:style-name="P16">var uuidResult = PartService.GetUuid(cprNumber);</text:p>
      <text:p text:style-name="P16">Part.LaesInputType input = new Part.LaesInputType() { UUID = uuidResult.UUID };</text:p>
      <text:p text:style-name="P16"><text:soft-page-break/>// Optional<text:line-break/>PartService.SourceUsageOrderHeaderValue = new SourceUsageOrderHeader() { SourceUsageOrder = SourceUsageOrder.LocalThenExternal };</text:p>
      <text:p text:style-name="P21">LaesOutputType readResult = PartService.Read(input);</text:p>
      <text:p text:style-name="P16">var person = readResult.LaesResultat.Item as RegistreringType1</text:p>
      <text:p text:style-name="P16">var personName = reg.AttributListe.Egenskab[0].NavnStruktur.PersonNameStructure;</text:p>
      <text:p text:style-name="P16">Console.WriteLine(string.Format(“{0} {1} {2}”, personName.PersonGivenName, <text:s/>personName.PersonMiddleName, <text:s/>personName.PersonSurnameName);</text:p>
      <text:h text:style-name="P37" text:outline-level="3"><text:bookmark-start text:name="__RefHeading__910_1985259191"/>RefreshRead<text:bookmark-end text:name="__RefHeading__910_1985259191"/></text:h>
      <text:p text:style-name="Text_20_body">This method has exactly the same signature as Read, except that it will only get data from external data providers (DPR or KMD). It will not use the local database, but will update it if necessary.</text:p>
      <text:h text:style-name="P36" text:outline-level="3"><text:bookmark-start text:name="__RefHeading__912_1985259191"/>Calling List<text:bookmark-end text:name="__RefHeading__912_1985259191"/></text:h>
      <text:p text:style-name="Text_20_body">List method cant be used to get many persons in one request</text:p>
      <text:p text:style-name="P16">Part.ListInputType input = new Part.ListInputType()</text:p>
      <text:p text:style-name="P16">{ UUID = new string[]{ “[uuid 1”, “uuid 2”, .......} };</text:p>
      <text:p text:style-name="P16">// Optional<text:line-break/>PartService.SourceUsageOrderHeaderValue = new SourceUsageOrderHeader() { SourceUsageOrder = SourceUsageOrder.LocalThenExternal };</text:p>
      <text:p text:style-name="P16">var listResult =PartService.List(input);</text:p>
      <text:p text:style-name="P16">var persons = listResult .<text:span text:style-name="T17">LaesResultat;</text:span></text:p>
      <text:h text:style-name="Heading_20_3" text:outline-level="3"><text:bookmark-start text:name="__RefHeading__843_1715575142"/>Searching for people<text:bookmark-end text:name="__RefHeading__843_1715575142"/></text:h>
      <text:p text:style-name="Text_20_body">The broker implements limited search capabilities. A call to Search will search the broker's local database. Search can be made for person name and CPR number.</text:p>
      <text:p text:style-name="P16">var searchCriteria = new Part.SoegInputType1()</text:p>
      <text:p text:style-name="P19"><text:s text:c="12"/><text:span text:style-name="T20">{</text:span></text:p>
      <text:p text:style-name="P20"><text:s text:c="16"/>SoegObjekt = new Part.SoegObjektType()</text:p>
      <text:p text:style-name="P20"><text:s text:c="16"/>{</text:p>
      <text:p text:style-name="P20"><text:s text:c="20"/>SoegAttributListe = new Part.SoegAttributListeType()</text:p>
      <text:p text:style-name="P20"><text:s text:c="20"/>{</text:p>
      <text:p text:style-name="P20"><text:s text:c="24"/>SoegEgenskab = new Part.SoegEgenskabType[]</text:p>
      <text:p text:style-name="P20"><text:s text:c="24"/>{</text:p>
      <text:p text:style-name="P20"><text:s text:c="28"/>new Part.SoegEgenskabType()</text:p>
      <text:p text:style-name="P20"><text:s text:c="28"/>{</text:p>
      <text:p text:style-name="P20"><text:s text:c="32"/>NavnStruktur=new Part.NavnStrukturType()</text:p>
      <text:p text:style-name="P20"><text:soft-page-break/><text:s text:c="32"/>{</text:p>
      <text:p text:style-name="P20"><text:s text:c="36"/>PersonNameStructure=new Part.PersonNameStructureType()</text:p>
      <text:p text:style-name="P20"><text:s text:c="36"/>{</text:p>
      <text:p text:style-name="P20"><text:s text:c="40"/>PersonGivenName= ”[First name]”,</text:p>
      <text:p text:style-name="P20"><text:s text:c="40"/>PersonMiddleName= ”[Middle name]”,</text:p>
      <text:p text:style-name="P20"><text:s text:c="40"/>PersonSurnameName= ”[Last Name]”,</text:p>
      <text:p text:style-name="P20"><text:s text:c="36"/>}</text:p>
      <text:p text:style-name="P20"><text:s text:c="32"/>}</text:p>
      <text:p text:style-name="P20"><text:s text:c="28"/>}</text:p>
      <text:p text:style-name="P20"><text:s text:c="24"/>}</text:p>
      <text:p text:style-name="P20"><text:s text:c="20"/>}</text:p>
      <text:p text:style-name="P20"><text:s text:c="16"/>}</text:p>
      <text:p text:style-name="P20"><text:s text:c="12"/>};</text:p>
      <text:p text:style-name="P16">var result = PartService.Search(searchCriteria);</text:p>
      <text:p text:style-name="P16">var personUuids = <text:span text:style-name="T17">result.Idliste;</text:span></text:p>
      <text:p text:style-name="P15">// Call list now to get the actual persons' data</text:p>
      <text:h text:style-name="P35" text:outline-level="2"><text:bookmark-start text:name="__RefHeading__914_1985259191"/>Subscribing to events<text:bookmark-end text:name="__RefHeading__914_1985259191"/></text:h>
      <text:h text:style-name="P36" text:outline-level="3"><text:bookmark-start text:name="__RefHeading__942_1985259191"/>Creating <text:span text:style-name="T21">general</text:span> subscriptions<text:bookmark-end text:name="__RefHeading__942_1985259191"/></text:h>
      <text:p text:style-name="P28">Subscriptions to any changes on persons can be attached via the Subscribe method.</text:p>
      <text:p text:style-name="P28">The method takes two parameters (as shown below): a channel and an array of UUIDs.</text:p>
      <text:p text:style-name="P16">Var uuids = new Guid[]{}; // set to null for all persons</text:p>
      <text:p text:style-name="P16">var fileShareChannel = new Subscriptions.FileShareChannelType(){ Path="[Channel folder path]" };</text:p>
      <text:p text:style-name="P16">var subscriptionResult = SubscriptionsService.Subscribe(fileShareChannel, uuids);</text:p>
      <text:p text:style-name="P16">var subscription = subscriptionResult.Item;</text:p>
      <text:p text:style-name="P16">var subscriptionId = subscription.SubscriptionId;</text:p>
      <text:p text:style-name="Text_20_body"/>
      <text:h text:style-name="P38" text:outline-level="3">Creating specialized subscriptions</text:h>
      <text:p text:style-name="P29">There are two specialized subscription methods: SubscribeOnBirthdate and SubscribeOnCriteria.</text:p>
      <text:p text:style-name="P29"/>
      <text:h text:style-name="P40" text:outline-level="4">SubscribeOnBirthdate</text:h>
      <text:p text:style-name="P29">This method attaches a subscription on persons set to a given age. A notification will be handed over to the client application (via the specified channel).</text:p>
      <text:p text:style-name="P30">The method takes four parameters: a channel, the target age, the amount of days in advance the notification should be sent and an array of UUIDs.</text:p>
      <text:p text:style-name="P43">var fileShareChannel = new Subscriptions.FileShareChannelType(){ Path="[Channel folder path]" };</text:p>
      <text:p text:style-name="P43">int birthdatePriordays = 10;</text:p>
      <text:p text:style-name="P16">int? birthdateAgeYears = null;</text:p>
      <text:p text:style-name="P18">var res = SubscriptionsService.SubscribeOnBirthdate( fileShareChannel, birthdateAgeYears, birthdatePriorDays, uuids);</text:p>
      <text:p text:style-name="P43">var subscriptionId = subscription.SubscriptionId;</text:p>
      <text:p text:style-name="P31"/>
      <text:h text:style-name="P41" text:outline-level="4">SubscribeOnCriteria</text:h>
      <text:p text:style-name="P30">This method attaches a subscription to persons matching a given criterion (f.ex. Municipality code). Subscriptions will then be put on each person meeting the criterion.</text:p>
      <text:p text:style-name="P30"><text:soft-page-break/>The method takes two parameters: a channel and a SoegObjectType describing the criterion.</text:p>
      <text:p text:style-name="P12"><text:span text:style-name="T22">Note:</text:span><text:span text:style-name="T23"> The action of this method is taking place in the brokers backend service and will (depending on the size of the dataset </text:span><text:span text:style-name="T24">and machine power</text:span><text:span text:style-name="T23">) take </text:span><text:span text:style-name="T24">some minutes to finish</text:span><text:span text:style-name="T23"> (</text:span><text:span text:style-name="T24">2 min. </text:span><text:span text:style-name="T23">based on a dataset of 40000 records).</text:span></text:p>
      <text:p text:style-name="P43">var fileShareChannel = new Subscriptions.FileShareChannelType(){ Path="[Channel folder path]" };</text:p>
      <text:p text:style-name="P44">var SoegObjekt = new Subscriptions.SoegObjektType()</text:p>
      <text:p text:style-name="Code">{</text:p>
      <text:p text:style-name="Code"><text:span text:style-name="T20"><text:s text:c="2"/></text:span>UUID = "12345678",</text:p>
      <text:p text:style-name="Code"><text:span text:style-name="T20"><text:s text:c="2"/></text:span>BrugervendtNoegleTekst = "test",</text:p>
      <text:p text:style-name="Code"><text:span text:style-name="T20"><text:s text:c="2"/></text:span>SoegAttributListe = new Subscriptions.SoegAttributListeType()</text:p>
      <text:p text:style-name="Code"><text:span text:style-name="T20"><text:s text:c="2"/></text:span>{</text:p>
      <text:p text:style-name="Code"><text:span text:style-name="T20"><text:s text:c="4"/></text:span>SoegEgenskab = new Subscriptions.SoegEgenskabType[]</text:p>
      <text:p text:style-name="Code"><text:span text:style-name="T20"><text:s text:c="4"/></text:span>{</text:p>
      <text:p text:style-name="Code"><text:span text:style-name="T20"><text:s text:c="6"/></text:span>new Subscriptions.SoegEgenskabType()</text:p>
      <text:p text:style-name="Code"><text:span text:style-name="T20"><text:s text:c="6"/></text:span>{</text:p>
      <text:p text:style-name="Code"><text:span text:style-name="T20"><text:s text:c="8"/></text:span>AndreAdresser = new Subscriptions.AdresseType(</text:p>
      <text:p text:style-name="Code"><text:span text:style-name="T20"><text:s text:c="8"/></text:span>{</text:p>
      <text:p text:style-name="Code"><text:span text:style-name="T20"><text:s text:c="10"/></text:span>Item = new Subscriptions.DanskAdresseType()</text:p>
      <text:p text:style-name="Code"><text:span text:style-name="T20"><text:s text:c="10"/></text:span>{</text:p>
      <text:p text:style-name="Code"><text:span text:style-name="T20"><text:s text:c="12"/></text:span>AddressComplete = new Subscriptions.AddressCompleteType()</text:p>
      <text:p text:style-name="Code"><text:span text:style-name="T20"><text:s text:c="12"/></text:span>{</text:p>
      <text:p text:style-name="Code"><text:span text:style-name="T20"><text:s text:c="14"/></text:span>AddressAccess = new Subscriptions.AddressAccessType()</text:p>
      <text:p text:style-name="Code"><text:span text:style-name="T20"><text:s text:c="14"/></text:span>{</text:p>
      <text:p text:style-name="Code"><text:span text:style-name="T20"><text:s text:c="16"/></text:span>MunicipalityCode = "104"</text:p>
      <text:p text:style-name="Code"><text:span text:style-name="T20"><text:s text:c="14"/></text:span>}</text:p>
      <text:p text:style-name="Code"><text:span text:style-name="T20"><text:s text:c="12"/></text:span>}</text:p>
      <text:p text:style-name="Code"><text:span text:style-name="T20"><text:s text:c="10"/></text:span>}</text:p>
      <text:p text:style-name="Code"><text:span text:style-name="T20"><text:s text:c="8"/></text:span>}</text:p>
      <text:p text:style-name="Code"><text:span text:style-name="T20"><text:s text:c="6"/></text:span>}</text:p>
      <text:p text:style-name="Code"><text:span text:style-name="T20"><text:s text:c="4"/></text:span>}</text:p>
      <text:p text:style-name="Code"><text:span text:style-name="T20"><text:s text:c="2"/></text:span>}</text:p>
      <text:p text:style-name="Code">};</text:p>
      <text:p text:style-name="Code">var res = SubscriptionsService.SubscribeOnCriteria(<text:span text:style-name="T18">fileShareChannel</text:span>, SoegObjekt);</text:p>
      <text:p text:style-name="P43">var subscriptionId = subscription.SubscriptionId;</text:p>
      <text:p text:style-name="P31"><text:soft-page-break/></text:p>
      <text:h text:style-name="P36" text:outline-level="3"><text:bookmark-start text:name="__RefHeading__916_1985259191"/>Web service channel<text:bookmark-end text:name="__RefHeading__916_1985259191"/></text:h>
      <text:p text:style-name="Text_20_body">Create a web service that matches the definition at </text:p>
      <text:p text:style-name="Text_20_body">http://[EventBrokerUrl]/Templates/Notification.wsdl</text:p>
      <text:p text:style-name="P16">var webServiceChannel = new Subscriptions.WebServiceChannelType() { WebServiceUrl = "http://[web service url]" };</text:p>
      <text:h text:style-name="P36" text:outline-level="3"><text:bookmark-start text:name="__RefHeading__918_1985259191"/>Removing subscriptions<text:bookmark-end text:name="__RefHeading__918_1985259191"/></text:h>
      <text:p text:style-name="P16">var res1 = SubscriptionsService.Unsubscribe( new Guid(“[SubscriptionId]”));</text:p>
      <text:p text:style-name="P16">var res2 = TestRunner.SubscriptionsService.RemoveBirthDateSubscription( new Guid(“[SubscriptionId]”));</text:p>
      <text:h text:style-name="P32" text:outline-level="1"><text:bookmark-start text:name="__RefHeading__438_46715803"/>IMPLEMENTING NEW DATA SOURCES<text:bookmark-end text:name="__RefHeading__438_46715803"/></text:h>
      <text:p text:style-name="Text_20_body">The broker does not own data itself. It relies on getting data from other sources and then stores this data into its database for usage in the future.</text:p>
      <text:p text:style-name="Text_20_body">To implement a new data source, you need to do the steps in the following sections.</text:p>
      <text:h text:style-name="P34" text:outline-level="2"><text:bookmark-start text:name="__RefHeading__920_1985259191"/>Data provider class<text:bookmark-end text:name="__RefHeading__920_1985259191"/></text:h>
      <text:p text:style-name="Text_20_body">You need to create a class that gets the data provider. To do this, you need it to implement at least 2 interfaces. First is <text:span text:style-name="T18">CprBroker.Engine.IExternalDataProvider</text:span>. The other is the respective interface for the business need. For Example, the KMD data provider is defined as:</text:p>
      <text:p text:style-name="P16">using CprBroker.Engine;</text:p>
      <text:p text:style-name="P16">public partial class KmdDataProvider : IDataProvider, IExternalDataProvider, IPartReadDataProvider</text:p>
      <text:p text:style-name="P16">{</text:p>
      <text:p text:style-name="P16"><text:s text:c="4"/>public bool IsAlive() <text:s text:c="3"/>{ // implementation <text:s text:c="3"/>}</text:p>
      <text:p text:style-name="P16"><text:s text:c="4"/>public DataProviderConfigPropertyInfo[] ConfigurationKeys</text:p>
      <text:p text:style-name="P16"><text:s text:c="4"/>get <text:s text:c="3"/>{</text:p>
      <text:p text:style-name="P16"><text:s text:c="8"/>return new DataProviderConfigPropertyInfo[] </text:p>
      <text:p text:style-name="P16"><text:s text:c="8"/>{ </text:p>
      <text:p text:style-name="P16"><text:s text:c="12"/>new DataProviderConfigPropertyInfo(){Name="Address",Required=true, Confidential=false},</text:p>
      <text:p text:style-name="P16"><text:s text:c="12"/>new DataProviderConfigPropertyInfo(){Name="Username",Required=true,Confidential=false},</text:p>
      <text:p text:style-name="P16"><text:s text:c="12"/>new DataProviderConfigPropertyInfo(){Name="Password" ,Required=true,Confidential=true}</text:p>
      <text:p text:style-name="P16"><text:s text:c="8"/>};</text:p>
      <text:p text:style-name="P16"><text:s text:c="4"/>}</text:p>
      <text:p text:style-name="P16"><text:s text:c="4"/>public RegistreringType1 Read(CprBroker.Schemas.PersonIdentifier uuid, LaesInputType input, Func&lt;string, Guid&gt; cpr2uuidFunc, out CprBroker.Schemas.QualityLevel? ql)</text:p>
      <text:p text:style-name="P16"><text:s text:c="4"/>{</text:p>
      <text:p text:style-name="P16"><text:s text:c="8"/>.......</text:p>
      <text:p text:style-name="P16"><text:s text:c="4"/>}</text:p>
      <text:p text:style-name="P16">}</text:p>
      <text:h text:style-name="P34" text:outline-level="2"><text:bookmark-start text:name="__RefHeading__922_1985259191"/>Register the provider type<text:bookmark-end text:name="__RefHeading__922_1985259191"/></text:h>
      <text:p text:style-name="Text_20_body"><text:soft-page-break/>Copy the DLL that contains the data provider to the /bin folder in the broker website.</text:p>
      <text:p text:style-name="Text_20_body">Now in the <text:span text:style-name="T18">Web.config</text:span> file of CPR broker website, open the node c<text:span text:style-name="T18">onfiguration/dataProvidersGroup/dataProviders/knownTypes</text:span></text:p>
      <text:p text:style-name="Text_20_body">Add a new 'add' node for the new type</text:p>
      <text:p text:style-name="P16">&lt;add type="CprBroker.Providers.KMD.KmdDataProvider, CprBroker.Providers.KMD"/&gt;</text:p>
      <text:h text:style-name="P34" text:outline-level="2"><text:bookmark-start text:name="__RefHeading__924_1985259191"/>Add data provider instance<text:bookmark-end text:name="__RefHeading__924_1985259191"/></text:h>
      <text:p text:style-name="Text_20_body">Open http://[Cpr Broker Url]/Pages/DataProviders.aspx</text:p>
      <text:p text:style-name="Text_20_body">You should see the new type in the table on top.</text:p>
      <text:p text:style-name="Text_20_body">Now select the type from the drop down on the bottom of the page (Under 'New Data Provider'), fill the parameters and click 'Insert'</text:p>
      <text:p text:style-name="Text_20_body"><draw:frame draw:style-name="fr1" draw:name="graphics2" text:anchor-type="paragraph" svg:x="0.055cm" svg:y="0.18cm" svg:width="15.014cm" svg:height="6.955cm" draw:z-index="16"><draw:image xlink:href="Pictures/10000000000005A0000002E9420EECA1.png" xlink:type="simple" xlink:show="embed" xlink:actuate="onLoad"/></draw:frame></text:p>
      <text:p text:style-name="Text_20_body">This is a basic interface but it does get the job done.</text:p>
      <text:p text:style-name="Text_20_body">Normally when external applications register themselves with <text:span text:style-name="T6">CPR Broker Service</text:span> they get an application token, but they are not allowed to do anything with the service before the application has been <text:span text:style-name="T6">Approved</text:span>. </text:p>
      <text:p text:style-name="Text_20_body">To approve an application, simply click <text:span text:style-name="T6">Edit</text:span> for the application in question and check the <text:span text:style-name="T6">Approved</text:span> check box. Then click <text:span text:style-name="T6">Update</text:span> (only shown after <text:span text:style-name="T6">Edit</text:span>).</text:p>
      <text:p text:style-name="Text_20_body">You can also enter a new application manually. Simply give it a <text:span text:style-name="T6">Name</text:span>, a <text:span text:style-name="T6">Token</text:span> and whether it should be initially approved (it probably should). Then click <text:span text:style-name="T6">Insert</text:span>. The application is now listed under <text:span text:style-name="T6">Applications</text:span>.</text:p>
      <text:p text:style-name="P8"/>
      <text:h text:style-name="P32" text:outline-level="1"><text:bookmark-start text:name="__RefHeading__450_46715803"/>Setting up logging<text:bookmark-end text:name="__RefHeading__450_46715803"/></text:h>
      <text:p text:style-name="Text_20_body">CPR Broker can log to file, Windows Event Log, to the Database and to email.</text:p>
      <text:p text:style-name="Text_20_body">There place to <text:span text:style-name="T18">setup</text:span> logging: In the <text:span text:style-name="T19">loggingConfiguration.config</text:span> file for CPR Broker web service. The default position for this is <text:span text:style-name="T5">C:\Program Files\ITST\CPR Broker(Event Broker)\Web\</text:span><text:span text:style-name="T19">Config</text:span> </text:p>
      <text:p text:style-name="Text_20_body"><text:span text:style-name="T7">Additional location for Event Broker</text:span>: in <text:span text:style-name="T5">the </text:span><text:span text:style-name="T19">CprBroker.EventBroker.Backend.exe.config</text:span><text:span text:style-name="T5"> </text:span>file for the <text:span text:style-name="T18">Backend</text:span> service. The default position for this is <text:span text:style-name="T5">C:\Program Files\ITST\Event Broker\Web\bin\</text:span>.</text:p>
      <text:p text:style-name="Text_20_body">The procedure is the same for both files. Locate the <text:span text:style-name="T8">&lt;</text:span> <text:span text:style-name="T9">loggingConfiguration</text:span><text:span text:style-name="T8">&gt;</text:span> tag in the specific <text:span text:style-name="T18">config</text:span> file. Under the <text:span text:style-name="T8">&lt;</text:span><text:span text:style-name="T12">listeners</text:span><text:span text:style-name="T8">&gt;</text:span> tag you will find four <text:span text:style-name="T8">&lt;</text:span><text:span text:style-name="T12">add </text:span>tags. The <text:span text:style-name="T16">"</text:span><text:span text:style-name="T9">CprDatabase</text:span><text:span text:style-name="T16">"</text:span> as well as the <text:span text:style-name="T16">"</text:span><text:span text:style-name="T9">EventLog</text:span><text:span text:style-name="T16">"</text:span> should be left untouched in all cases.</text:p>
      <text:p text:style-name="Text_20_body">In <text:span text:style-name="T16">"</text:span><text:span text:style-name="T9">FlatFile</text:span><text:span text:style-name="T16">"</text:span> you should look for the <text:span text:style-name="T15">fileName</text:span> attribute. This should be set to the full path and name of the where to put the log file.</text:p>
      <text:p text:style-name="Text_20_body">In <text:span text:style-name="T14">name</text:span><text:span text:style-name="T8">=</text:span><text:span text:style-name="T16">"</text:span><text:span text:style-name="T8">Email</text:span><text:span text:style-name="T16">"</text:span> there are more settings. The ones most likely to be adjusted are: <text:span text:style-name="T15">toAddress</text:span>, <text:span text:style-name="T15">fromAddress</text:span>, <text:span text:style-name="T15">smtpServer</text:span> and perhaps <text:span text:style-name="T15">smtpPort</text:span>.</text:p>
      <text:p text:style-name="Text_20_body">Please note: In the last 3 cases, you need to make sure that the ‘NT AUTHORITY\NETWORK SERVICE’ account has sufficient access rights to the destination.</text:p>
      <text:p text:style-name="Text_20_body">You have now adjusted the settings for each type of logging, but you have yet to set what types of logging are <text:span text:style-name="T5">active</text:span>. You now look for the <text:span text:style-name="T8">&lt;</text:span><text:span text:style-name="T13">specialSources</text:span><text:span text:style-name="T8">&gt;/ &lt;</text:span><text:span text:style-name="T13">allEvents</text:span><text:span text:style-name="T8">&gt;</text:span> tag. In this you will another <text:span text:style-name="T8">&lt;</text:span><text:span text:style-name="T12">listeners</text:span><text:span text:style-name="T8">&gt;</text:span> tag. Per default <text:span text:style-name="T16">"</text:span><text:span text:style-name="T9">CprDatabase</text:span><text:span text:style-name="T16">"</text:span> is active, which can be seen from the fact that it is not commented out like e.g. <text:span text:style-name="T8">&lt;!--</text:span><text:span text:style-name="T10">add name="</text:span><text:span text:style-name="T11">EventLog</text:span><text:span text:style-name="T10">" /</text:span><text:span text:style-name="T8">--&gt;</text:span> is.</text:p>
      <text:p text:style-name="Text_20_body">To enable a specific listener simply remove the <text:span text:style-name="T8">&lt;!--</text:span> and <text:span text:style-name="T8">--&gt;</text:span> characters from the line. And to disable a listener simply put them back in.</text:p>
      <text:p text:style-name="Text_20_body"/>
      <text:h text:style-name="P32" text:outline-level="1" text:is-list-header="true"/>
      <text:p text:style-name="P14"/>
      <text:p text:style-name="P14"/>
      <text:p text:style-name="P14"/>
      <text:p text:style-name="P14"/>
      <text:p text:style-name="P14"/>
      <text:p text:style-name="P9"/>
      <text:p text:style-name="P9"><draw:g text:anchor-type="as-char" svg:y="-0.166cm" draw:z-index="15" draw:style-name="gr1"><draw:g draw:style-name="gr2"><draw:path draw:style-name="gr3" draw:text-style-name="P45" svg:width="0.42cm" svg:height="0.321cm" svg:x="0.001cm" svg:y="0.009cm" svg:viewBox="0 0 421 322" svg:d="m0 322v-322h61l151 195 149-195h60v322h-70v-199c0-4 0-9 1-14 0-6 1-13 2-20-4 8-8 15-11 20-3 6-6 10-8 14l-121 160h-15l-121-161c-4-6-8-12-11-17s-6-11-8-16c1 7 1 13 1 18 1 6 1 11 1 16v199z"><text:p/></draw:path><draw:path draw:style-name="gr4" draw:text-style-name="P45"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1 0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draw:path draw:style-name="gr3" draw:text-style-name="P45" svg:width="0.438cm" svg:height="0.321cm" svg:x="0.505cm" svg:y="0.009cm" svg:viewBox="0 0 439 322" svg:d="m216 63 69 131h-141zm-141 259 37-70h205l38 70h84l-184-322h-73l-182 322z"><text:p/></draw:path><draw:path draw:style-name="gr4" draw:text-style-name="P45" svg:width="0.142cm" svg:height="0.132cm" svg:x="0.648cm" svg:y="0.07cm" svg:viewBox="0 0 143 133" svg:d="m72 1 69 132c0-1 0-1 0-1l1-1h-141l1 1c1 1 0 0 0 1l71-132c0 1 0 1-1 1s0 0 0-1zm-71 132h141 1c0-1 0-1 0-1l-70-132h-1v0l-72 132v1z"><text:p/></draw:path><draw:path draw:style-name="gr4" draw:text-style-name="P45" svg:width="0.44cm" svg:height="0.323cm" svg:x="0.504cm" svg:y="0.008cm" svg:viewBox="0 0 441 324" svg:d="m76 324 38-70h-1 204v0l38 70c1 0 1 0 1 0h84c1 0 1 0 1 0v-1l-185-323v0h-73v0l-183 323v1c0 1 1 0 1 0zm-74 0 182-323c0 1 0 1-1 1h73c-1 0-1 0-1-1l185 323c-1-1-1-1 0-1s0-1 0-1h-84l1 1-39-70c0 0 0-1-1-1h-204c0 0 0 1-1 1l-37 70c0 0 0-1 1-1h-75c0 0 0 1 1 1s0 0 0 1z"><text:p/></draw:path></draw:g><draw:g draw:style-name="gr2"><draw:path draw:style-name="gr3" draw:text-style-name="P45"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4" draw:text-style-name="P45"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0 39 72-14c1 0 1 0 1 0v-8c0-28-6-47-17-58s-33-16-63-16h-224c-31 0-52 6-63 16-11 11-17 32-17 61v170c0 30 6 50 17 61s32 16 63 16h224c31 0 52-5 63-16s17-31 17-61v-111l-1-1h-196c-1 0-1 1-1 1v55c0 1 0 1 1 1h124c-1 0-1 0-1-1v71h1-236c1 0 1 0 1 0v-204c0 1 0 1-1 1h236c-1 0-1 0-1-1v37 1z"><text:p/></draw:path></draw:g><draw:g draw:style-name="gr2"><draw:polygon draw:style-name="gr3" draw:text-style-name="P45" svg:width="0.332cm" svg:height="0.321cm" svg:x="1.544cm" svg:y="0.009cm" svg:viewBox="0 0 333 322" draw:points="0,322 0,0 329,0 329,55 75,55 75,126 224,126 224,181 75,181 75,262 333,262 333,322"><text:p/></draw:polygon><draw:path draw:style-name="gr4" draw:text-style-name="P45" svg:width="0.333cm" svg:height="0.323cm" svg:x="1.543cm" svg:y="0.008cm" svg:viewBox="0 0 334 324" svg:d="m2 323v-322l-1 1h329l-1-1v55c0-1 1-1 1-1h-255v1 71c0 1 0 1 0 1h150c-1 0-1 0-1-1v55c0 0 0-1 1-1h-150v1 80c0 1 0 1 0 1h259c-1 0-1 0-1-1v61c0 0 0-1 1-1h-333zm332 0v-61 0h-259c1 0 1 0 1 0v-80c0 1 0 1-1 1h150v-1-55-1h-150c1 0 1 1 1 1v-71c0 0 0 1-1 1h255c1 0 1-1 1-1v-55c0-1 0-1-1-1h-329c-1 0-1 0-1 1v322c0 1 0 1 1 1h333z"><text:p/></draw:path></draw:g><draw:g draw:style-name="gr2"><draw:path draw:style-name="gr3" draw:text-style-name="P45" svg:width="0.378cm" svg:height="0.321cm" svg:x="2cm" svg:y="0.009cm" svg:viewBox="0 0 379 322" svg:d="m0 322v-322h51l227 190c7 6 14 12 20 18 6 5 11 11 16 17-1-18-2-31-2-38-1-8-1-14-1-18v-169h68v322h-52l-236-199c-5-5-10-9-15-13-4-5-8-9-11-13 1 10 1 19 2 28 0 9 1 17 1 23v174z"><text:p/></draw:path><draw:path draw:style-name="gr4" draw:text-style-name="P45" svg:width="0.379cm" svg:height="0.323cm" svg:x="1.999cm" svg:y="0.008cm" svg:viewBox="0 0 380 324" svg:d="m2 323v-322l-1 1h51-1l227 190c8 6 14 12 20 17s11 12 16 18h1c1 0 1-1 1-1-1-16-2-30-3-39 0-7 0-13 0-17v-169l-1 1h67v-1 322-1h-51c1 0 1 0 1 1l-236-200c-5-4-10-8-15-13-4-4-8-8-12-13h-1v1c1 11 1 20 2 28 0 9 1 17 1 23v174c0 0 0-1 1-1h-68zm67 0v-174c0-6 0-14 0-23-1-8-2-18-3-28v1c0 0-1 0-1-1 4 5 8 9 12 13 5 5 10 9 15 14l236 199v0h51c1 0 1 0 1-1v-322c0-1 0-1-1-1h-67c-1 0-1 0-1 1v169c0 4 0 10 1 18 0 8 1 22 2 38 0 0 0-1 1-1h1c-5-6-11-11-17-17-5-5-12-11-20-18l-226-190c-1 0-1 0-1 0h-51c-1 0-1 0-1 1v322c0 1 0 1 1 1h68z"><text:p/></draw:path></draw:g><draw:g draw:style-name="gr2"><draw:polygon draw:style-name="gr3" draw:text-style-name="P45" svg:width="0.37cm" svg:height="0.321cm" svg:x="2.457cm" svg:y="0.009cm" svg:viewBox="0 0 371 322" draw:points="223,57 223,322 148,322 148,57 0,57 0,0 371,0 371,57"><text:p/></draw:polygon><draw:path draw:style-name="gr4" draw:text-style-name="P45" svg:width="0.371cm" svg:height="0.323cm" svg:x="2.456cm" svg:y="0.008cm" svg:viewBox="0 0 372 324" svg:d="m223 58v265-1h-74l1 1v-265l-1-1h-148l1 1v-57l-1 1h371c-1 0-1-1-1-1v57c0 0 0-1 1-1h-149zm149 0v-57c0-1 0-1 0-1h-371c-1 0-1 0-1 1v57c0 1 0 1 1 1h148c-1 0-1 0-1-1v265c0 1 0 1 1 1h74c1 0 1 0 1-1v-265c0 1 0 1-1 1h149z"><text:p/></draw:path></draw:g><draw:g draw:style-name="gr2"><draw:path draw:style-name="gr3" draw:text-style-name="P45" svg:width="0.438cm" svg:height="0.321cm" svg:x="2.803cm" svg:y="0.009cm" svg:viewBox="0 0 439 322" svg:d="m216 63 69 131h-141zm-141 259 37-70h205l38 70h84l-184-322h-73l-182 322z"><text:p/></draw:path><draw:path draw:style-name="gr4" draw:text-style-name="P45" svg:width="0.142cm" svg:height="0.132cm" svg:x="2.946cm" svg:y="0.07cm" svg:viewBox="0 0 143 133" svg:d="m72 1 69 132c0-1 0-1 0-1l1-1h-141l1 1c1 1 0 0 0 1l71-132c0 1 0 1 0 1 0 0-1 0-1-1zm-71 132h141 1v-1l-70-132v0h-1l-72 132v1z"><text:p/></draw:path><draw:path draw:style-name="gr4" draw:text-style-name="P45" svg:width="0.44cm" svg:height="0.323cm" svg:x="2.802cm" svg:y="0.008cm" svg:viewBox="0 0 441 324" svg:d="m76 324 38-70h-1 204v0l38 70c1 0 1 0 1 0h84c1 0 1 0 1 0 0-1 0-1 0-1l-185-323v0h-73-1l-182 323v1c0 1 1 0 1 0zm-74 0 182-323c0 1 0 1-1 1h73c-1 0-1 0-1-1l185 323c-1-1-1-1 0-1s0-1 0-1h-84c1 0 1 1 1 1l-39-70c0 0 0-1-1-1h-204c0 0 0 1-1 1l-37 70c0 0 0-1 1-1h-75c0 0 0 1 1 1s0 0 0 1z"><text:p/></draw:path></draw:g><draw:g draw:style-name="gr2"><draw:path draw:style-name="gr3" draw:text-style-name="P45"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1h30v-56c6 6 11 10 16 12 5 3 11 4 17 4 13 0 25-5 34-16s14-25 14-44-5-33-14-43c-9-11-20-16-34-16-7 0-14 2-20 5-6 4-11 8-15 14v-17h-28zm37-127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4" draw:text-style-name="P45"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4" draw:text-style-name="P45" svg:width="0.041cm" svg:height="0.037cm" svg:x="3.229cm" svg:y="0.062cm" svg:viewBox="0 0 42 38" svg:d="m40 7c0 7 0 12-1 14-1 4-3 7-7 10s-9 5-15 5c-4 0-8-1-11-4s-4-7-4-11 2-7 5-10c3-1 8-3 16-5 9-2 15-3 19-4-1 0-1 0-1 0l-1-1zm1-7c-4 1-10 3-18 5-9 1-14 3-17 5-4 3-6 7-6 11 0 5 2 9 5 12s7 5 12 5c6 0 11-2 16-6 4-2 7-6 8-10 1-3 1-8 1-15v-6-1z"><text:p/></draw:path><draw:path draw:style-name="gr4" draw:text-style-name="P45"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4" draw:text-style-name="P45"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4" draw:text-style-name="P45"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P6"><text:span text:style-name="T4">adresse</text:span><text:span text:style-name="T2"><text:line-break/>Studiestræde 14, 1.<text:line-break/>1455 København K</text:span></text:p>
      <text:p text:style-name="P5"><text:span text:style-name="T3">email</text:span><text:line-break/>info@magenta-aps.dk</text:p>
      <text:p text:style-name="P4"><text:span text:style-name="T3">telefon</text:span><text:line-break/>(+45) 33 36 96 96</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MonoSans" svg:font-family="DejaVuMonoSans, 'Cumberland AMT', Cumberland, 'Courier New', 'Nimbus Mono L', 'Bitstream Vera Sans Mono', Courier, 'Lucida Sans Typewriter', 'Lucida Typewriter', Monaco, Monospaced"/>
    <style:font-face style:name="DejaVuSans" svg:font-family="DejaVuSans, 'Albany AMT', Albany, Arial, 'Nimbus Sans L', 'Bitstream Vera Sans', Helvetica, Lucida, Geneva, Helmet, 'Andale Sans UI', 'Arial Unicode MS', 'Lucida Sans Unicode', Tahoma, sans-serif"/>
    <style:font-face style:name="OpenSymbol" svg:font-family="OpenSymbol"/>
    <style:font-face style:name="Courier New" svg:font-family="'Courier New'" style:font-family-generic="modern"/>
    <style:font-face style:name="Liberation Mono" svg:font-family="'Liberation Mono'" style:font-adornments="Normal" style:font-family-generic="modern" style:font-pitch="fixed"/>
    <style:font-face style:name="Arial"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BankGothic Md BT" svg:font-family="'BankGothic Md BT'"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ans2" svg:font-family="'Liberation Sans'" style:font-adornments="Fed" style:font-family-generic="swiss" style:font-pitch="variable"/>
    <style:font-face style:name="Liberation Sans1" svg:font-family="'Liberation Sans'" style:font-adornments="Normal" style:font-family-generic="swiss" style:font-pitch="variable"/>
    <style:font-face style:name="Lucida Sans Unicode" svg:font-family="'Lucida Sans Unicode'"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353cm" style:contextual-spacing="false" fo:line-height="0.494cm" style:page-number="auto">
        <style:tab-stops/>
      </style:paragraph-properties>
      <style:text-properties fo:color="#666666" style:font-name="Liberation Sans1" fo:font-size="10pt" style:font-size-asian="10.5pt"/>
    </style:style>
    <style:style style:name="Heading" style:family="paragraph" style:parent-style-name="Standard" style:next-style-name="Standard" style:class="text">
      <style:paragraph-properties fo:margin-left="0cm" fo:margin-right="0cm" fo:margin-top="0.247cm" fo:margin-bottom="0.247cm" style:contextual-spacing="false" fo:line-height="0.988cm" fo:text-indent="0cm" style:auto-text-indent="true" fo:keep-with-next="always"/>
      <style:text-properties fo:color="#444444" style:font-name="Liberation Sans" fo:font-size="14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353cm" style:contextual-spacing="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margin-top="0cm" fo:margin-bottom="0cm" style:contextual-spacing="false" text:number-lines="false" text:line-number="0"/>
      <style:text-properties style:font-size-asian="12pt"/>
    </style:style>
    <style:style style:name="Title" style:family="paragraph" style:parent-style-name="Heading" style:next-style-name="Subtitle" style:default-outline-level="" style:class="chapter" style:master-page-name="">
      <style:paragraph-properties fo:margin-left="0cm" fo:margin-right="0cm" fo:margin-top="0.247cm" fo:margin-bottom="0.247cm" style:contextual-spacing="false" fo:line-height="90%" fo:text-align="start" style:justify-single-word="false" fo:text-indent="0cm" style:auto-text-indent="false" style:page-number="auto" fo:background-color="transparent" text:number-lines="false" text:line-number="0">
        <style:tab-stops/>
        <style:background-image/>
      </style:paragraph-properties>
      <style:text-properties fo:text-transform="uppercase" fo:color="#d46c0e" style:font-name="Liberation Sans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0cm" fo:margin-right="0cm" fo:margin-top="0cm" fo:margin-bottom="0.494cm" style:contextual-spacing="false" fo:line-height="100%" fo:text-align="start" style:justify-single-word="false" fo:text-indent="0cm" style:auto-text-indent="false" text:number-lines="false" text:line-number="0"/>
      <style:text-properties fo:color="#d46c0e" fo:font-size="21pt" fo:font-style="normal" fo:font-weight="bold" style:font-size-asian="14pt" style:font-style-asian="italic" style:font-weight-asian="normal" style:font-size-complex="14pt" style:font-style-complex="italic" style:font-weight-complex="normal"/>
    </style:style>
    <style:style style:name="Footer" style:family="paragraph" style:parent-style-name="Standard" style:class="extra" style:master-page-name="">
      <style:paragraph-properties fo:margin-left="0cm" fo:margin-right="0cm" fo:line-height="100%" fo:text-indent="0cm" style:auto-text-indent="false" style:page-number="auto" text:number-lines="false" text:line-number="0" style:vertical-align="top">
        <style:tab-stops>
          <style:tab-stop style:position="8.498cm" style:type="center"/>
          <style:tab-stop style:position="18cm" style:type="right"/>
        </style:tab-stops>
      </style:paragraph-properties>
      <style:text-properties fo:color="#aaaaaa" fo:font-size="8pt" style:font-size-asian="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text:number-lines="false" text:line-number="0">
        <style:background-image/>
      </style:paragraph-properties>
      <style:text-properties fo:text-transform="uppercase" fo:color="#d46c0e" fo:font-size="24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class="text" style:master-page-name="">
      <style:paragraph-properties fo:margin-left="0cm" fo:margin-right="0cm" fo:margin-top="0.247cm" fo:margin-bottom="0.247cm" style:contextual-spacing="false" fo:line-height="0.988cm" fo:text-indent="0cm" style:auto-text-indent="false" style:page-number="auto" fo:break-before="page" fo:background-color="transparent">
        <style:tab-stops/>
        <style:background-image/>
      </style:paragraph-properties>
      <style:text-properties fo:text-transform="uppercase" fo:color="#d46c0e" fo:font-size="24pt" fo:font-weight="bold" style:font-size-asian="115%" style:font-weight-asian="bold" style:font-size-complex="115%"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line-height="0.988cm" fo:text-indent="0cm" style:auto-text-indent="false" style:page-number="auto" fo:break-before="auto" fo:break-after="auto"/>
      <style:text-properties fo:font-size="18pt" fo:font-style="normal" fo:font-weight="bold" style:font-size-asian="14pt" style:font-style-asian="italic" style:font-weight-asian="normal" style:font-size-complex="14pt" style:font-style-complex="italic" style:font-weight-complex="normal"/>
    </style:style>
    <style:style style:name="Contents_20_1" style:display-name="Contents 1" style:family="paragraph" style:parent-style-name="Index" style:class="index">
      <style:paragraph-properties fo:margin-left="0cm" fo:margin-right="0cm" fo:margin-top="0.494cm" fo:margin-bottom="0cm" style:contextual-spacing="false" fo:text-indent="0cm" style:auto-text-indent="false">
        <style:tab-stops>
          <style:tab-stop style:position="16.999cm"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499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cm" fo:margin-bottom="0.101cm" style:contextual-spacing="false" style:page-number="auto"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fo:margin-left="0cm" fo:margin-right="0cm" fo:line-height="0.988cm" fo:text-indent="0cm" style:auto-text-indent="true" style:page-number="auto"/>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88cm" fo:margin-right="0cm" fo:text-indent="0cm" style:auto-text-indent="false">
        <style:tab-stops>
          <style:tab-stop style:position="17.002cm" style:type="right" style:leader-style="dotted" style:leader-text="."/>
        </style:tab-stops>
      </style:paragraph-properties>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left="0cm" fo:margin-right="0cm" fo:text-indent="0cm" style:auto-text-indent="true">
        <style:tab-stops/>
      </style:paragraph-properties>
      <style:text-properties fo:font-size="12pt" fo:font-style="normal" fo:font-weight="bold" style:font-size-asian="85%" style:font-style-asian="italic" style:font-weight-asian="normal" style:font-size-complex="85%" style:font-style-complex="italic" style:font-weight-complex="normal"/>
    </style:style>
    <style:style style:name="Contents_20_4" style:display-name="Contents 4" style:family="paragraph" style:parent-style-name="Index" style:class="index">
      <style:paragraph-properties fo:margin-left="1.482cm" fo:margin-right="0cm" fo:text-indent="0cm" style:auto-text-indent="false">
        <style:tab-stops>
          <style:tab-stop style:position="16.503cm" style:type="right" style:leader-style="dotted" style:leader-text="."/>
        </style:tab-stops>
      </style:paragraph-properties>
    </style:style>
    <style:style style:name="Header" style:family="paragraph" style:parent-style-name="Standard" style:class="extra">
      <style:paragraph-properties fo:line-height="100%" text:number-lines="false" text:line-number="0">
        <style:tab-stops>
          <style:tab-stop style:position="8.999cm" style:type="center"/>
          <style:tab-stop style:position="18cm" style:type="right"/>
        </style:tab-stops>
      </style:paragraph-properties>
      <style:text-properties fo:color="#aaaaaa" fo:font-size="8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8cm" style:type="right" style:leader-style="dotted" style:leader-text="."/>
        </style:tab-stops>
      </style:paragraph-properties>
    </style:style>
    <style:style style:name="Brødtekst.code" style:family="paragraph" style:parent-style-name="Text_20_body" style:master-page-name="">
      <style:paragraph-properties fo:margin-left="0cm" fo:margin-right="0cm" fo:margin-top="0cm" fo:margin-bottom="0.353cm" style:contextual-spacing="false" fo:text-indent="0cm" style:auto-text-indent="false" style:page-number="auto" fo:padding="0.247cm" fo:border-left="none" fo:border-right="none" fo:border-top="0.51pt solid #aaaaaa" fo:border-bottom="0.51pt solid #aaaaaa"/>
      <style:text-properties fo:color="#aaaaaa" style:font-name="Liberation Mono" fo:font-size="9pt" style:font-name-asian="DejaVuMonoSans" style:font-size-asian="10.5pt" style:font-name-complex="DejaVuMonoSans"/>
    </style:style>
    <style:style style:name="Brødtekst.tableheadintable" style:family="paragraph" style:parent-style-name="Table_20_Contents">
      <style:paragraph-properties fo:margin-top="0cm" fo:margin-bottom="0.053cm" style:contextual-spacing="false"/>
      <style:text-properties fo:font-weight="bold" style:font-weight-asian="bold" style:font-weight-complex="bold"/>
    </style:style>
    <style:style style:name="Brødtekst.tablecontentintable" style:family="paragraph" style:parent-style-name="Table_20_Contents">
      <style:text-properties style:font-name="DejaVuSans" style:font-name-asian="DejaVuSans" style:font-name-complex="DejaVuSans"/>
    </style:style>
    <style:style style:name="Brødtekst.related" style:family="paragraph" style:parent-style-name="Text_20_body">
      <style:paragraph-properties fo:margin-top="0.706cm" fo:margin-bottom="0.053cm" style:contextual-spacing="false" fo:padding-left="0cm" fo:padding-right="0cm" fo:padding-top="0.049cm" fo:padding-bottom="0cm" fo:border-left="none" fo:border-right="none" fo:border-top="0.06pt solid #000000" fo:border-bottom="none"/>
      <style:text-properties fo:font-weight="bold" style:font-weight-asian="bold" style:font-weight-complex="bold"/>
    </style:style>
    <style:style style:name="Footnote" style:family="paragraph" style:parent-style-name="Standard" style:class="extra" style:master-page-name="">
      <style:paragraph-properties fo:margin-left="0.499cm" fo:margin-right="0cm" fo:text-indent="-0.499cm" style:auto-text-indent="false" style:page-number="auto" text:number-lines="false" text:line-number="0"/>
      <style:text-properties fo:font-size="8pt" style:font-size-asian="10pt" style:font-size-complex="10pt"/>
    </style:style>
    <style:style style:name="caption" style:family="paragraph" style:parent-style-name="Standard">
      <style:paragraph-properties fo:margin-top="0.212cm" fo:margin-bottom="0.212cm" style:contextual-spacing="false"/>
      <style:text-properties fo:font-style="italic" style:font-style-complex="italic"/>
    </style:style>
    <style:style style:name="Heading_20_5" style:display-name="Heading 5" style:family="paragraph" style:parent-style-name="Heading" style:next-style-name="Text_20_body" style:default-outline-level="5" style:class="text">
      <style:paragraph-properties fo:margin-left="0cm" fo:margin-right="0cm" fo:line-height="0.494cm" fo:text-indent="0cm" style:auto-text-indent="true"/>
      <style:text-properties fo:font-size="10pt" fo:font-weight="bold" style:font-size-asian="85%" style:font-weight-asian="bold" style:font-size-complex="85%" style:font-weight-complex="bold"/>
    </style:style>
    <style:style style:name="Diagram" style:family="paragraph" style:parent-style-name="Caption"/>
    <style:style style:name="Table" style:family="paragraph" style:parent-style-name="Caption" style:class="extra"/>
    <style:style style:name="Heading_20_6" style:display-name="Heading 6" style:family="paragraph" style:parent-style-name="Heading" style:next-style-name="Text_20_body" style:default-outline-level="6"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line-height="0.494cm" fo:text-indent="0cm" style:auto-text-indent="true"/>
      <style:text-properties fo:font-size="10pt"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1.976cm" fo:margin-right="0cm" fo:text-indent="0cm" style:auto-text-indent="false">
        <style:tab-stops>
          <style:tab-stop style:position="13.077cm" style:type="right" style:leader-style="dotted" style:leader-text="."/>
        </style:tab-stops>
      </style:paragraph-properties>
    </style:style>
    <style:style style:name="Contents_20_6" style:display-name="Contents 6" style:family="paragraph" style:parent-style-name="Index" style:class="index">
      <style:paragraph-properties fo:margin-left="2.469cm" fo:margin-right="0cm" fo:text-indent="0cm" style:auto-text-indent="false">
        <style:tab-stops>
          <style:tab-stop style:position="12.578cm" style:type="right" style:leader-style="dotted" style:leader-text="."/>
        </style:tab-stops>
      </style:paragraph-properties>
    </style:style>
    <style:style style:name="Contents_20_7" style:display-name="Contents 7" style:family="paragraph" style:parent-style-name="Index" style:class="index">
      <style:paragraph-properties fo:margin-left="2.963cm" fo:margin-right="0cm" fo:text-indent="0cm" style:auto-text-indent="false">
        <style:tab-stops>
          <style:tab-stop style:position="12.079cm" style:type="right" style:leader-style="dotted" style:leader-text="."/>
        </style:tab-stops>
      </style:paragraph-properties>
    </style:style>
    <style:style style:name="Contents_20_8" style:display-name="Contents 8" style:family="paragraph" style:parent-style-name="Index" style:class="index">
      <style:paragraph-properties fo:margin-left="3.457cm" fo:margin-right="0cm" fo:text-indent="0cm" style:auto-text-indent="false">
        <style:tab-stops>
          <style:tab-stop style:position="11.58cm" style:type="right" style:leader-style="dotted" style:leader-text="."/>
        </style:tab-stops>
      </style:paragraph-properties>
    </style:style>
    <style:style style:name="Contents_20_9" style:display-name="Contents 9" style:family="paragraph" style:parent-style-name="Index" style:class="index">
      <style:paragraph-properties fo:margin-left="3.951cm" fo:margin-right="0cm" fo:text-indent="0cm" style:auto-text-indent="false">
        <style:tab-stops>
          <style:tab-stop style:position="11.081cm" style:type="right" style:leader-style="dotted" style:leader-text="."/>
        </style:tab-stops>
      </style:paragraph-properties>
    </style:style>
    <style:style style:name="Contents_20_10" style:display-name="Contents 10" style:family="paragraph" style:parent-style-name="Index" style:class="index">
      <style:paragraph-properties fo:margin-left="4.445cm" fo:margin-right="0cm" fo:text-indent="0cm" style:auto-text-indent="false">
        <style:tab-stops>
          <style:tab-stop style:position="10.582cm" style:type="right" style:leader-style="dotted" style:leader-text="."/>
        </style:tab-stops>
      </style:paragraph-properties>
    </style:style>
    <style:style style:name="Standard.serif" style:family="paragraph" style:parent-style-name="Standard">
      <style:paragraph-properties fo:margin-top="0cm" fo:margin-bottom="0.353cm" style:contextual-spacing="false"/>
      <style:text-properties style:font-name="Liberation Serif" style:font-size-asian="10.5pt"/>
    </style:style>
    <style:style style:name="Brødtekst.serif" style:family="paragraph" style:parent-style-name="Standard.serif">
      <style:paragraph-properties fo:margin-top="0cm" fo:margin-bottom="0.353cm" style:contextual-spacing="false"/>
      <style:text-properties style:font-name="Liberation Serif" style:font-size-asian="10.5pt"/>
    </style:style>
    <style:style style:name="ForsideKunstSkrift" style:family="paragraph" style:parent-style-name="Standard">
      <style:paragraph-properties fo:margin-top="0cm" fo:margin-bottom="0cm" style:contextual-spacing="false" fo:line-height="90%"/>
      <style:text-properties fo:color="#dedede" fo:font-size="36pt" fo:font-weight="bold" style:font-size-asian="36pt" style:font-weight-asian="bold" style:font-size-complex="36pt" style:font-weight-complex="bold"/>
    </style:style>
    <style:style style:name="Code" style:family="paragraph" style:parent-style-name="Text_20_body" style:class="text">
      <style:paragraph-properties fo:line-height="0.305cm"/>
      <style:text-properties fo:color="#0000ff" style:font-name="Lucida Sans Unicode" fo:font-size="9pt"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style:text-underline-style="none" style:font-size-asian="10.5pt" style:language-asian="zxx" style:country-asian="none" style:language-complex="zxx" style:country-complex="none"/>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Default_20_Paragraph_20_Font" style:display-name="Default Paragraph Font" style:family="text"/>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Graphics" style:family="graphic">
      <style:graphic-properties text:anchor-type="paragraph" svg:x="0cm" svg:y="0cm" fo:margin-top="0cm" fo:margin-bottom="0.199cm" style:wrap="dynamic" style:number-wrapped-paragraphs="no-limit" style:wrap-contour="false" style:vertical-pos="top" style:vertical-rel="paragraph" style:horizontal-pos="center" style:horizontal-rel="paragraph"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left="0.15cm" fo:padding-right="0.15cm" fo:padding-top="0.15cm" fo:padding-bottom="0.349cm" fo:border="0.06pt solid #000000" style:shadow="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1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GB"/>
    </style:style>
    <style:style style:name="MP2"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MP3" style:family="paragraph" style:parent-style-name="Footer">
      <style:text-properties fo:language="en" fo:country="GB"/>
    </style:style>
    <style:style style:name="MT1" style:family="text">
      <style:text-properties fo:language="en" fo:country="GB"/>
    </style:style>
    <style:style style:name="Mgr1" style:family="graphic">
      <style:graphic-properties style:run-through="fore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foreground"/>
    </style:style>
    <style:style style:name="Mgr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1.001cm" fo:page-height="29.7cm" style:num-format="1" style:print-orientation="portrait" fo:margin-top="1.976cm" fo:margin-bottom="2.469cm" fo:margin-left="3.457cm" fo:margin-right="2.46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247cm" style:distance-after-sep="0.247cm" style:line-style="none" style:adjustment="left" style:rel-width="10%" style:color="#000000"/>
      </style:page-layout-properties>
      <style:header-style>
        <style:header-footer-properties fo:min-height="0.843cm" fo:margin-left="0cm" fo:margin-right="0cm" fo:margin-bottom="0.741cm" style:dynamic-spacing="false"/>
      </style:header-style>
      <style:footer-style>
        <style:header-footer-properties fo:min-height="1.252cm" fo:margin-left="0cm" fo:margin-right="0cm" fo:margin-top="0.741cm" style:dynamic-spacing="false"/>
      </style:footer-style>
    </style:page-layout>
    <style:page-layout style:name="Mpm2">
      <style:page-layout-properties fo:page-width="21.001cm" fo:page-height="29.7cm" style:num-format="1" style:print-orientation="portrait" fo:margin-top="3.457cm" fo:margin-bottom="3.457cm" fo:margin-left="3.457cm" fo:margin-right="3.457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976cm" fo:margin-bottom="2.469cm" fo:margin-left="3.457cm" fo:margin-right="2.46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3.457cm" fo:margin-bottom="3.457cm" fo:margin-left="3.457cm" fo:margin-right="3.457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g text:anchor-type="paragraph" draw:z-index="13"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chapter text:display="name" text:outline-level="2"/></text:p>
      </style:header>
      <style:footer>
        <text:p text:style-name="Footer"><text:span text:style-name="MT1"><text:title>CPR Broker</text:title></text:span><text:span text:style-name="MT1"><text:tab/><text:tab/></text:span><text:span text:style-name="Paginering"><text:span text:style-name="MT1"><text:page-number text:select-page="current">14</text:page-number></text:span></text:span></text:p>
      </style:footer>
    </style:master-page>
    <style:master-page style:name="First_20_Page" style:display-name="First Page" style:page-layout-name="Mpm2" style:next-style-name="Standard"/>
    <style:master-page style:name="Anden_20_side" style:display-name="Anden side" style:page-layout-name="Mpm3">
      <style:header>
        <text:p text:style-name="MP1"><draw:g text:anchor-type="paragraph" draw:z-index="14" draw:style-name="Mgr1"><draw:g draw:style-name="Mgr2"><draw:path draw:style-name="Mgr3" draw:text-style-name="MP2" svg:width="0.34cm" svg:height="0.26cm" svg:x="0.001cm" svg:y="0.007cm" svg:viewBox="0 0 341 261" svg:d="m0 261v-261h49l123 158 120-158h49v261h-57v-161c0-4 0-7 1-12 0-5 1-10 1-16-3 6-6 12-8 16-3 5-5 8-7 11l-98 130h-12l-98-130c-3-5-6-10-9-14s-5-9-6-13c0 5 1 10 1 15 0 4 0 8 0 13v161z"><text:p/></draw:path><draw:path draw:style-name="Mgr3" draw:text-style-name="MP2" svg:width="0.341cm" svg:height="0.261cm" svg:x="0cm" svg:y="0.006cm" svg:viewBox="0 0 342 262" svg:d="m1 261v-260 0h49-1l123 158v0h1l120-158v0h48v0 260 0h-56v0-161c0-3 1-7 1-11 0-6 1-11 2-17h-1-1c-3 7-6 12-8 17-3 4-5 8-7 10l-98 130h1-12v0l-97-130c-4-5-7-10-10-14-2-4-4-8-6-13h-1v1c0 5 1 10 1 15 0 4 0 8 0 12v161h1zm50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draw:path draw:style-name="Mgr3" draw:text-style-name="MP2" svg:width="0.354cm" svg:height="0.26cm" svg:x="0.408cm" svg:y="0.007cm" svg:viewBox="0 0 355 261" svg:d="m175 51 56 106h-114zm-115 210 31-57h165l31 57h68l-149-261h-59l-147 261z"><text:p/></draw:path><draw:path draw:style-name="Mgr3" draw:text-style-name="MP2" svg:width="0.115cm" svg:height="0.107cm" svg:x="0.524cm" svg:y="0.057cm" svg:viewBox="0 0 116 108" svg:d="m58 1 56 106v0l1-1h-114v1c0 1 0 0 0 0l58-106v0zm-57 107h114c0 0 0-1 1-1v0l-57-107v0c-1 0-1 0-1 0l-58 107v0c0 0 0 1 1 1z"><text:p/></draw:path><draw:path draw:style-name="Mgr3" draw:text-style-name="MP2" svg:width="0.356cm" svg:height="0.261cm" svg:x="0.407cm" svg:y="0.006cm" svg:viewBox="0 0 357 262" svg:d="m62 262 30-57c0 0 0 1-1 1h166c-1 0-1-1-1-1l31 57c1 0 1 0 1 0h68 1v-1l-150-261v0h-59v0l-148 261v1h1 60zm-61 0 148-261h-1 59c-1 0-1 0-1 0l150 261c-1 0-1-1 0-1s0 0 0 0h-68 1l-32-56c0-1 0-1 0-1h-166v1l-30 56v0h-60v0z"><text:p/></draw:path></draw:g><draw:g draw:style-name="Mgr2"><draw:path draw:style-name="Mgr3" draw:text-style-name="MP2" svg:width="0.308cm" svg:height="0.26cm" svg:x="0.822cm" svg:y="0.007cm" svg:viewBox="0 0 309 261" svg:d="m251 46h-191v166h191v-58h-101v-45h159v90c0 24-4 40-13 49-9 8-26 13-51 13h-181c-25 0-42-5-51-13-9-9-13-25-13-49v-137c0-24 4-40 13-49s26-13 51-13h181c25 0 41 4 51 13 8 8 13 24 13 46v6l-58 11z"><text:p/></draw:path><draw:path draw:style-name="Mgr3" draw:text-style-name="MP2" svg:width="0.309cm" svg:height="0.261cm" svg:x="0.821cm" svg:y="0.006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draw:polygon draw:style-name="Mgr3" draw:text-style-name="MP2" svg:width="0.268cm" svg:height="0.26cm" svg:x="1.248cm" svg:y="0.007cm" svg:viewBox="0 0 269 261" draw:points="0,261 0,0 266,0 266,45 60,45 60,102 181,102 181,147 60,147 60,212 269,212 269,261"><text:p/></draw:polygon><draw:path draw:style-name="Mgr3" draw:text-style-name="MP2" svg:width="0.27cm" svg:height="0.261cm" svg:x="1.248cm" svg:y="0.006cm" svg:viewBox="0 0 271 262" svg:d="m1 261v-260 0h266-1v44h1-206-1v58h1 121c-1 0-1 0-1 0v44h1-121-1v65c0 1 1 1 1 1h209c-1 0-1 0-1-1v49h1zm270 0v-49h-1-209 1v-65c0 1-1 1-1 1h121v-1-44c0-1 0-1 0-1h-121c0 0 1 0 1 1v-58c0 1-1 1-1 1h206c0 0 1 0 1-1v-44c0-1-1-1-1-1h-266c-1 0-1 0-1 1v260c0 1 0 1 1 1h269c0 0 1 0 1-1z"><text:p/></draw:path></draw:g><draw:g draw:style-name="Mgr2"><draw:path draw:style-name="Mgr3" draw:text-style-name="MP2" svg:width="0.305cm" svg:height="0.26cm" svg:x="1.618cm" svg:y="0.007cm" svg:viewBox="0 0 306 261" svg:d="m0 261v-261h41l183 154c7 5 12 10 17 14 5 5 9 9 13 14-1-15-2-25-2-31s-1-11-1-14v-137h55v261h-41l-191-161c-5-4-9-8-12-11-4-4-7-7-10-11 1 9 2 16 2 23 1 7 1 14 1 19v141z"><text:p/></draw:path><draw:path draw:style-name="Mgr3" draw:text-style-name="MP2" svg:width="0.307cm" svg:height="0.261cm" svg:x="1.617cm" svg:y="0.006cm" svg:viewBox="0 0 308 262" svg:d="m1 261v-260 0h41v0l183 154c6 5 11 10 16 14s9 9 13 14c0 0 1 1 1 0v0c-1-13-1-24-2-31 0-6 0-11 0-14v-137h-1 55-1v260h1-41v0l-191-161c-4-4-8-7-12-11-3-3-6-7-9-10-1-1-1-1-1 0-1 0-1 0-1 0 1 9 2 16 2 23 1 7 1 13 1 19v140 0zm55 0v-140c0-6 0-12 0-19-1-7-1-14-2-23 0 0 0 1-1 1h-1c4 3 7 7 10 10 4 4 8 7 12 11l191 161h1 41c0 0 1 0 1-1v-260c0-1-1-1-1-1h-55c0 0-1 0-1 1v137c0 3 1 8 1 14 0 7 1 18 2 31 0-1 0-1 0-1 1 0 1 0 1 0-4-5-8-9-13-14-5-4-10-9-16-14l-184-154v0h-41c-1 0-1 0-1 1v260c0 1 0 1 1 1h54c1 0 1 0 1-1z"><text:p/></draw:path></draw:g><draw:g draw:style-name="Mgr2"><draw:polygon draw:style-name="Mgr3" draw:text-style-name="MP2" svg:width="0.299cm" svg:height="0.26cm" svg:x="1.987cm" svg:y="0.007cm" svg:viewBox="0 0 300 261" draw:points="180,46 180,261 120,261 120,46 0,46 0,0 300,0 300,46"><text:p/></draw:polygon><draw:path draw:style-name="Mgr3" draw:text-style-name="MP2" svg:width="0.3cm" svg:height="0.261cm" svg:x="1.987cm" svg:y="0.006cm" svg:viewBox="0 0 301 262" svg:d="m180 47v214h1-61c1 0 1 0 1 0v-214c0 0 0-1-1-1h-119v1-46 0h299v0 46-1h-119c-1 0-1 1-1 1zm121 0v-46c0-1 0-1-1-1h-299c-1 0-1 0-1 1v46c0 0 0 1 1 1h119v-1 214c0 1 0 1 0 1h61v-1-214 1h119c1 0 1-1 1-1z"><text:p/></draw:path></draw:g><draw:g draw:style-name="Mgr2"><draw:path draw:style-name="Mgr3" draw:text-style-name="MP2" svg:width="0.354cm" svg:height="0.26cm" svg:x="2.267cm" svg:y="0.007cm" svg:viewBox="0 0 355 261" svg:d="m175 51 56 106h-114zm-115 210 31-57h165l31 57h68l-149-261h-59l-147 261z"><text:p/></draw:path><draw:path draw:style-name="Mgr3" draw:text-style-name="MP2" svg:width="0.115cm" svg:height="0.107cm" svg:x="2.383cm" svg:y="0.057cm" svg:viewBox="0 0 116 108" svg:d="m58 1 56 106v0l1-1h-114v1c0 1 0 0 0 0l58-106v0zm-57 107h114c0 0 0-1 1-1s0 0 0 0l-57-107v0h-1l-58 107v0c0 0 0 1 1 1z"><text:p/></draw:path><draw:path draw:style-name="Mgr3" draw:text-style-name="MP2" svg:width="0.356cm" svg:height="0.261cm" svg:x="2.266cm" svg:y="0.006cm" svg:viewBox="0 0 357 262" svg:d="m62 262 30-57c0 0 0 1-1 1h166c-1 0-1-1-1-1l31 57c1 0 1 0 1 0h68 1v-1l-150-261v0h-59v0l-148 261v1h1 60zm-61 0 148-261h-1 59c-1 0-1 0-1 0l149 261v-1h1-68 1l-32-56c0-1 0-1 0-1h-166v1l-30 56v0h-60v0z"><text:p/></draw:path></draw:g><draw:g draw:style-name="Mgr2"><draw:path draw:style-name="Mgr3" draw:text-style-name="MP2" svg:width="0.289cm" svg:height="0.128cm" svg:x="2.588cm" svg:y="0.001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4h24v-46c5 5 9 8 14 10 4 2 8 3 13 3 11 0 20-4 28-12s11-21 11-36-4-27-11-35c-8-9-17-13-27-13-7 0-12 1-17 4s-9 7-12 11v-13h-23zm30-103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3" draw:text-style-name="MP2" svg:width="0.087cm" svg:height="0.097cm" svg:x="2.587cm" svg:y="0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3" draw:text-style-name="MP2" svg:width="0.033cm" svg:height="0.03cm" svg:x="2.611cm" svg:y="0.05cm" svg:viewBox="0 0 34 31" svg:d="m33 6c0 5-1 9-1 11-1 3-3 6-6 8-4 3-8 4-12 4s-7-1-9-3c-2-3-4-5-4-9 0-3 2-6 5-8 2-1 6-2 13-4 7-1 12-3 15-4-1 0-1 0-1 0v0zm0-6c-3 1-8 2-15 4-6 1-11 3-13 4-3 3-5 6-5 9 0 4 1 7 4 10 3 2 6 4 10 4 5 0 9-2 13-5 3-2 5-5 6-8 1-2 1-6 1-12v-5c0-1 0-1 0-1z"><text:p/></draw:path><draw:path draw:style-name="Mgr3" draw:text-style-name="MP2" svg:width="0.09cm" svg:height="0.129cm" svg:x="2.691cm" svg:y="0cm" svg:viewBox="0 0 91 130" svg:d="m1 130h24 1v-46h-1v0c4 5 9 9 13 11s9 3 14 3c11 0 20-5 28-13 8-9 11-21 11-37 0-15-3-27-11-35-8-9-17-13-28-13-6 0-12 1-17 4s-9 7-12 12c0-1 0-1 1-1s0 1 0 1v-13c0-1 0-1 0-1h-23c-1 0-1 0-1 1v127zm0-127h23c-1 0-1 0-1 0v13 1c0 0 1 0 1-1 3-4 7-8 12-10s10-5 16-5c11 0 20 5 27 13s11 20 11 34c0 16-4 27-11 36-8 8-17 12-27 12-5 0-10-1-14-3s-8-5-12-10c-1 0-1 0-1 0 0 0-1 0-1 1v46c0-1 1-1 1-1h-24v1z"><text:p/></draw:path><draw:path draw:style-name="Mgr3" draw:text-style-name="MP2" svg:width="0.041cm" svg:height="0.058cm" svg:x="2.715cm" svg:y="0.019cm" svg:viewBox="0 0 42 59" svg:d="m7 8c4-4 9-7 14-7 6 0 11 3 14 7 4 5 6 12 6 21 0 10-2 18-5 22-4 5-9 7-14 7-6 0-11-2-15-7s-6-13-6-23c0-9 2-15 6-20zm-7 20c0 11 2 18 6 24 5 5 10 7 16 7s11-2 15-7 5-12 5-23c0-9-2-17-6-22s-9-7-15-7-11 2-15 7-6 12-6 21z"><text:p/></draw:path><draw:path draw:style-name="Mgr3" draw:text-style-name="MP2" svg:width="0.086cm" svg:height="0.097cm" svg:x="2.792cm" svg:y="0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master-page>
    <style:master-page style:name="HTML" style:page-layout-name="Mpm4"/>
    <style:master-page style:name="Index" style:page-layout-name="Mpm5"/>
    <style:master-page style:name="Left_20_Page" style:display-name="Left Page" style:page-layout-name="Mpm6"/>
    <style:master-page style:name="Right_20_Page" style:display-name="Right Page" style:page-layout-name="Mpm7" style:next-style-name="Left_20_Page"/>
    <style:master-page style:name="Sidste_20_side" style:display-name="Sidste side" style:page-layout-name="Mpm8"/>
    <style:master-page style:name="Konvertering_20_0" style:display-name="Konvertering 0" style:page-layout-name="Mpm9">
      <style:header>
        <text:p text:style-name="MP1"/>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4T18:01:00</meta:creation-date>
    <meta:editing-duration>P1DT5H37M19S</meta:editing-duration>
    <meta:editing-cycles>53</meta:editing-cycles>
    <meta:generator>LibreOffice/4.0.1.2$Windows_x86 LibreOffice_project/84102822e3d61eb989ddd325abf1ac077904985</meta:generator>
    <dc:title>CPR Broker</dc:title>
    <dc:subject>Developer manual</dc:subject>
    <meta:initial-creator>Leif Lodahl</meta:initial-creator>
    <dc:date>2013-05-31T13:42:15.89</dc:date>
    <meta:document-statistic meta:table-count="1" meta:image-count="1" meta:object-count="0" meta:page-count="14" meta:paragraph-count="230" meta:word-count="1871" meta:character-count="14472" meta:non-whitespace-character-count="11948"/>
    <meta:template xlink:type="simple" xlink:actuate="onRequest" xlink:title="Magenta rapportskabelon" xlink:href="../../../../../Skabeloner/Magenta%20Rapport.ott" meta:date="2011-02-14T18:00:59"/>
  </office:meta>
</office:document-meta>
</file>